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00:26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3060-111V 0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table:formula="oooc:=['4530_3060_111V 0P100'.C22] - [pgach3060.C22]" office:value-type="float" office:value="-0.29884705">
            <text:p>-0,3</text:p>
          </table:table-cell>
          <table:table-cell table:formula="oooc:=['4530_3060_111V 0P100'.D22] - [pgach3060.D22]" office:value-type="float" office:value="-0.41106816">
            <text:p>-0,41</text:p>
          </table:table-cell>
          <table:table-cell table:formula="oooc:=['4530_3060_111V 0P100'.E22] - [pgach3060.E22]" office:value-type="float" office:value="-0.09516671">
            <text:p>-0,1</text:p>
          </table:table-cell>
          <table:table-cell table:formula="oooc:=['4530_3060_111V 0P100'.F22] - [pgach3060.F22]" office:value-type="float" office:value="0.07029791">
            <text:p>0,07</text:p>
          </table:table-cell>
          <table:table-cell table:formula="oooc:=['4530_3060_111V 0P100'.G22] - [pgach3060.G22]" office:value-type="float" office:value="-0.28291123">
            <text:p>-0,28</text:p>
          </table:table-cell>
          <table:table-cell office:value-type="float" office:value="-0.12214985">
            <text:p>-0,12</text:p>
          </table:table-cell>
          <table:table-cell office:value-type="float" office:value="0.01100536">
            <text:p>0,01</text:p>
          </table:table-cell>
          <table:table-cell office:value-type="float" office:value="10400.8984375">
            <text:p>10400,9</text:p>
          </table:table-cell>
          <table:table-cell office:value-type="float" office:value="1.73214114">
            <text:p>1,73</text:p>
          </table:table-cell>
          <table:table-cell office:value-type="float" office:value="10.91471577">
            <text:p>10,91</text:p>
          </table:table-cell>
          <table:table-cell office:value-type="float" office:value="-5">
            <text:p>-5</text:p>
          </table:table-cell>
          <table:table-cell office:value-type="float" office:value="0.90029299">
            <text:p>0,9</text:p>
          </table:table-cell>
          <table:table-cell office:value-type="float" office:value="0.01446912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943359">
            <text:p>0,92</text:p>
          </table:table-cell>
          <table:table-cell table:formula="oooc:=['4530_3060_111V 0P100'.C23] - [pgach3060.C23]" office:value-type="float" office:value="-0.3086311">
            <text:p>-0,31</text:p>
          </table:table-cell>
          <table:table-cell table:formula="oooc:=['4530_3060_111V 0P100'.D23] - [pgach3060.D23]" office:value-type="float" office:value="-0.39708986">
            <text:p>-0,4</text:p>
          </table:table-cell>
          <table:table-cell table:formula="oooc:=['4530_3060_111V 0P100'.E23] - [pgach3060.E23]" office:value-type="float" office:value="-0.08319217">
            <text:p>-0,08</text:p>
          </table:table-cell>
          <table:table-cell table:formula="oooc:=['4530_3060_111V 0P100'.F23] - [pgach3060.F23]" office:value-type="float" office:value="0.07172551">
            <text:p>0,07</text:p>
          </table:table-cell>
          <table:table-cell table:formula="oooc:=['4530_3060_111V 0P100'.G23] - [pgach3060.G23]" office:value-type="float" office:value="-0.22641726">
            <text:p>-0,23</text:p>
          </table:table-cell>
          <table:table-cell office:value-type="float" office:value="-0.1142953">
            <text:p>-0,11</text:p>
          </table:table-cell>
          <table:table-cell office:value-type="float" office:value="0.01237666">
            <text:p>0,01</text:p>
          </table:table-cell>
          <table:table-cell office:value-type="float" office:value="10397.03125">
            <text:p>10397,03</text:p>
          </table:table-cell>
          <table:table-cell office:value-type="float" office:value="1.73227537">
            <text:p>1,73</text:p>
          </table:table-cell>
          <table:table-cell office:value-type="float" office:value="10.91648865">
            <text:p>10,92</text:p>
          </table:table-cell>
          <table:table-cell office:value-type="float" office:value="-4">
            <text:p>-4</text:p>
          </table:table-cell>
          <table:table-cell office:value-type="float" office:value="0.91943359">
            <text:p>0,92</text:p>
          </table:table-cell>
          <table:table-cell office:value-type="float" office:value="-0.01334802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021482">
            <text:p>0,87</text:p>
          </table:table-cell>
          <table:table-cell table:formula="oooc:=['4530_3060_111V 0P100'.C24] - [pgach3060.C24]" office:value-type="float" office:value="-0.30802053">
            <text:p>-0,31</text:p>
          </table:table-cell>
          <table:table-cell table:formula="oooc:=['4530_3060_111V 0P100'.D24] - [pgach3060.D24]" office:value-type="float" office:value="-0.38621382">
            <text:p>-0,39</text:p>
          </table:table-cell>
          <table:table-cell table:formula="oooc:=['4530_3060_111V 0P100'.E24] - [pgach3060.E24]" office:value-type="float" office:value="-0.07421413">
            <text:p>-0,07</text:p>
          </table:table-cell>
          <table:table-cell table:formula="oooc:=['4530_3060_111V 0P100'.F24] - [pgach3060.F24]" office:value-type="float" office:value="0.07366539">
            <text:p>0,07</text:p>
          </table:table-cell>
          <table:table-cell table:formula="oooc:=['4530_3060_111V 0P100'.G24] - [pgach3060.G24]" office:value-type="float" office:value="-0.21271918">
            <text:p>-0,21</text:p>
          </table:table-cell>
          <table:table-cell office:value-type="float" office:value="-0.10632675">
            <text:p>-0,11</text:p>
          </table:table-cell>
          <table:table-cell office:value-type="float" office:value="0.01315119">
            <text:p>0,01</text:p>
          </table:table-cell>
          <table:table-cell office:value-type="float" office:value="10389.8828125">
            <text:p>10389,88</text:p>
          </table:table-cell>
          <table:table-cell office:value-type="float" office:value="1.73121941">
            <text:p>1,73</text:p>
          </table:table-cell>
          <table:table-cell office:value-type="float" office:value="10.91521454">
            <text:p>10,92</text:p>
          </table:table-cell>
          <table:table-cell office:value-type="float" office:value="-3">
            <text:p>-3</text:p>
          </table:table-cell>
          <table:table-cell office:value-type="float" office:value="0.87021482">
            <text:p>0,87</text:p>
          </table:table-cell>
          <table:table-cell office:value-type="float" office:value="-0.01210181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900389">
            <text:p>0,93</text:p>
          </table:table-cell>
          <table:table-cell table:formula="oooc:=['4530_3060_111V 0P100'.C25] - [pgach3060.C25]" office:value-type="float" office:value="-0.30274999">
            <text:p>-0,3</text:p>
          </table:table-cell>
          <table:table-cell table:formula="oooc:=['4530_3060_111V 0P100'.D25] - [pgach3060.D25]" office:value-type="float" office:value="-0.38345416">
            <text:p>-0,38</text:p>
          </table:table-cell>
          <table:table-cell table:formula="oooc:=['4530_3060_111V 0P100'.E25] - [pgach3060.E25]" office:value-type="float" office:value="-0.06735044">
            <text:p>-0,07</text:p>
          </table:table-cell>
          <table:table-cell table:formula="oooc:=['4530_3060_111V 0P100'.F25] - [pgach3060.F25]" office:value-type="float" office:value="0.08302936">
            <text:p>0,08</text:p>
          </table:table-cell>
          <table:table-cell table:formula="oooc:=['4530_3060_111V 0P100'.G25] - [pgach3060.G25]" office:value-type="float" office:value="-0.2174882">
            <text:p>-0,22</text:p>
          </table:table-cell>
          <table:table-cell office:value-type="float" office:value="-0.09856498">
            <text:p>-0,1</text:p>
          </table:table-cell>
          <table:table-cell office:value-type="float" office:value="0.0146082">
            <text:p>0,01</text:p>
          </table:table-cell>
          <table:table-cell office:value-type="float" office:value="10391.9921875">
            <text:p>10391,99</text:p>
          </table:table-cell>
          <table:table-cell office:value-type="float" office:value="1.73136592">
            <text:p>1,73</text:p>
          </table:table-cell>
          <table:table-cell office:value-type="float" office:value="10.91550732">
            <text:p>10,92</text:p>
          </table:table-cell>
          <table:table-cell office:value-type="float" office:value="-2">
            <text:p>-2</text:p>
          </table:table-cell>
          <table:table-cell office:value-type="float" office:value="0.92900389">
            <text:p>0,93</text:p>
          </table:table-cell>
          <table:table-cell office:value-type="float" office:value="-0.00140137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242186">
            <text:p>0,93</text:p>
          </table:table-cell>
          <table:table-cell table:formula="oooc:=['4530_3060_111V 0P100'.C26] - [pgach3060.C26]" office:value-type="float" office:value="-0.30230683">
            <text:p>-0,3</text:p>
          </table:table-cell>
          <table:table-cell table:formula="oooc:=['4530_3060_111V 0P100'.D26] - [pgach3060.D26]" office:value-type="float" office:value="-0.37381583">
            <text:p>-0,37</text:p>
          </table:table-cell>
          <table:table-cell table:formula="oooc:=['4530_3060_111V 0P100'.E26] - [pgach3060.E26]" office:value-type="float" office:value="-0.06143376">
            <text:p>-0,06</text:p>
          </table:table-cell>
          <table:table-cell table:formula="oooc:=['4530_3060_111V 0P100'.F26] - [pgach3060.F26]" office:value-type="float" office:value="0.08411198">
            <text:p>0,08</text:p>
          </table:table-cell>
          <table:table-cell table:formula="oooc:=['4530_3060_111V 0P100'.G26] - [pgach3060.G26]" office:value-type="float" office:value="-0.21658146">
            <text:p>-0,22</text:p>
          </table:table-cell>
          <table:table-cell office:value-type="float" office:value="-0.09027568">
            <text:p>-0,09</text:p>
          </table:table-cell>
          <table:table-cell office:value-type="float" office:value="0.01528433">
            <text:p>0,02</text:p>
          </table:table-cell>
          <table:table-cell office:value-type="float" office:value="10393.3984375">
            <text:p>10393,4</text:p>
          </table:table-cell>
          <table:table-cell office:value-type="float" office:value="1.73028564">
            <text:p>1,73</text:p>
          </table:table-cell>
          <table:table-cell office:value-type="float" office:value="10.91607857">
            <text:p>10,92</text:p>
          </table:table-cell>
          <table:table-cell office:value-type="float" office:value="-1">
            <text:p>-1</text:p>
          </table:table-cell>
          <table:table-cell office:value-type="float" office:value="0.93242186">
            <text:p>0,93</text:p>
          </table:table-cell>
          <table:table-cell office:value-type="float" office:value="0.00531519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718748">
            <text:p>1,02</text:p>
          </table:table-cell>
          <table:table-cell table:formula="oooc:=['4530_3060_111V 0P100'.C27] - [pgach3060.C27]" office:value-type="float" office:value="-0.30028602">
            <text:p>-0,3</text:p>
          </table:table-cell>
          <table:table-cell table:formula="oooc:=['4530_3060_111V 0P100'.D27] - [pgach3060.D27]" office:value-type="float" office:value="-0.37007602">
            <text:p>-0,37</text:p>
          </table:table-cell>
          <table:table-cell table:formula="oooc:=['4530_3060_111V 0P100'.E27] - [pgach3060.E27]" office:value-type="float" office:value="-0.04934776">
            <text:p>-0,05</text:p>
          </table:table-cell>
          <table:table-cell table:formula="oooc:=['4530_3060_111V 0P100'.F27] - [pgach3060.F27]" office:value-type="float" office:value="0.09158784">
            <text:p>0,09</text:p>
          </table:table-cell>
          <table:table-cell table:formula="oooc:=['4530_3060_111V 0P100'.G27] - [pgach3060.G27]" office:value-type="float" office:value="-0.2256051">
            <text:p>-0,23</text:p>
          </table:table-cell>
          <table:table-cell office:value-type="float" office:value="-0.08256692">
            <text:p>-0,08</text:p>
          </table:table-cell>
          <table:table-cell office:value-type="float" office:value="0.01564621">
            <text:p>0,02</text:p>
          </table:table-cell>
          <table:table-cell office:value-type="float" office:value="10401.03515625">
            <text:p>10401,04</text:p>
          </table:table-cell>
          <table:table-cell office:value-type="float" office:value="1.73154902">
            <text:p>1,73</text:p>
          </table:table-cell>
          <table:table-cell office:value-type="float" office:value="10.91648865">
            <text:p>10,92</text:p>
          </table:table-cell>
          <table:table-cell office:value-type="float" office:value="0">
            <text:p>0</text:p>
          </table:table-cell>
          <table:table-cell office:value-type="float" office:value="1.01718748">
            <text:p>1,02</text:p>
          </table:table-cell>
          <table:table-cell office:value-type="float" office:value="0.01964917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86329">
            <text:p>0,91</text:p>
          </table:table-cell>
          <table:table-cell table:formula="oooc:=['4530_3060_111V 0P100'.C28] - [pgach3060.C28]" office:value-type="float" office:value="-0.30393491">
            <text:p>-0,3</text:p>
          </table:table-cell>
          <table:table-cell table:formula="oooc:=['4530_3060_111V 0P100'.D28] - [pgach3060.D28]" office:value-type="float" office:value="-0.3636071">
            <text:p>-0,36</text:p>
          </table:table-cell>
          <table:table-cell table:formula="oooc:=['4530_3060_111V 0P100'.E28] - [pgach3060.E28]" office:value-type="float" office:value="-0.03694847">
            <text:p>-0,04</text:p>
          </table:table-cell>
          <table:table-cell table:formula="oooc:=['4530_3060_111V 0P100'.F28] - [pgach3060.F28]" office:value-type="float" office:value="0.09768961">
            <text:p>0,1</text:p>
          </table:table-cell>
          <table:table-cell table:formula="oooc:=['4530_3060_111V 0P100'.G28] - [pgach3060.G28]" office:value-type="float" office:value="-0.23435776">
            <text:p>-0,23</text:p>
          </table:table-cell>
          <table:table-cell office:value-type="float" office:value="-0.07488202">
            <text:p>-0,07</text:p>
          </table:table-cell>
          <table:table-cell office:value-type="float" office:value="0.01531608">
            <text:p>0,02</text:p>
          </table:table-cell>
          <table:table-cell office:value-type="float" office:value="10391.7578125">
            <text:p>10391,76</text:p>
          </table:table-cell>
          <table:table-cell office:value-type="float" office:value="1.73180544">
            <text:p>1,73</text:p>
          </table:table-cell>
          <table:table-cell office:value-type="float" office:value="10.91572666">
            <text:p>10,92</text:p>
          </table:table-cell>
          <table:table-cell office:value-type="float" office:value="1">
            <text:p>1</text:p>
          </table:table-cell>
          <table:table-cell office:value-type="float" office:value="0.90986329">
            <text:p>0,91</text:p>
          </table:table-cell>
          <table:table-cell office:value-type="float" office:value="0.03829236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642576">
            <text:p>0,99</text:p>
          </table:table-cell>
          <table:table-cell table:formula="oooc:=['4530_3060_111V 0P100'.C29] - [pgach3060.C29]" office:value-type="float" office:value="-0.30071856">
            <text:p>-0,3</text:p>
          </table:table-cell>
          <table:table-cell table:formula="oooc:=['4530_3060_111V 0P100'.D29] - [pgach3060.D29]" office:value-type="float" office:value="-0.36282407">
            <text:p>-0,36</text:p>
          </table:table-cell>
          <table:table-cell table:formula="oooc:=['4530_3060_111V 0P100'.E29] - [pgach3060.E29]" office:value-type="float" office:value="-0.03612374">
            <text:p>-0,04</text:p>
          </table:table-cell>
          <table:table-cell table:formula="oooc:=['4530_3060_111V 0P100'.F29] - [pgach3060.F29]" office:value-type="float" office:value="0.09998085">
            <text:p>0,1</text:p>
          </table:table-cell>
          <table:table-cell table:formula="oooc:=['4530_3060_111V 0P100'.G29] - [pgach3060.G29]" office:value-type="float" office:value="-0.23656145">
            <text:p>-0,24</text:p>
          </table:table-cell>
          <table:table-cell office:value-type="float" office:value="-0.06764778">
            <text:p>-0,07</text:p>
          </table:table-cell>
          <table:table-cell office:value-type="float" office:value="0.0153383">
            <text:p>0,02</text:p>
          </table:table-cell>
          <table:table-cell office:value-type="float" office:value="10401.2890625">
            <text:p>10401,29</text:p>
          </table:table-cell>
          <table:table-cell office:value-type="float" office:value="1.73349607">
            <text:p>1,73</text:p>
          </table:table-cell>
          <table:table-cell office:value-type="float" office:value="10.91641521">
            <text:p>10,92</text:p>
          </table:table-cell>
          <table:table-cell office:value-type="float" office:value="2">
            <text:p>2</text:p>
          </table:table-cell>
          <table:table-cell office:value-type="float" office:value="0.98642576">
            <text:p>0,99</text:p>
          </table:table-cell>
          <table:table-cell office:value-type="float" office:value="0.05051929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898433">
            <text:p>1,01</text:p>
          </table:table-cell>
          <table:table-cell table:formula="oooc:=['4530_3060_111V 0P100'.C30] - [pgach3060.C30]" office:value-type="float" office:value="-0.2927949">
            <text:p>-0,29</text:p>
          </table:table-cell>
          <table:table-cell table:formula="oooc:=['4530_3060_111V 0P100'.D30] - [pgach3060.D30]" office:value-type="float" office:value="-0.36089291">
            <text:p>-0,36</text:p>
          </table:table-cell>
          <table:table-cell table:formula="oooc:=['4530_3060_111V 0P100'.E30] - [pgach3060.E30]" office:value-type="float" office:value="-0.03832253">
            <text:p>-0,04</text:p>
          </table:table-cell>
          <table:table-cell table:formula="oooc:=['4530_3060_111V 0P100'.F30] - [pgach3060.F30]" office:value-type="float" office:value="0.10183111">
            <text:p>0,1</text:p>
          </table:table-cell>
          <table:table-cell table:formula="oooc:=['4530_3060_111V 0P100'.G30] - [pgach3060.G30]" office:value-type="float" office:value="-0.23280558">
            <text:p>-0,23</text:p>
          </table:table-cell>
          <table:table-cell office:value-type="float" office:value="-0.05994697">
            <text:p>-0,06</text:p>
          </table:table-cell>
          <table:table-cell office:value-type="float" office:value="0.01488754">
            <text:p>0,01</text:p>
          </table:table-cell>
          <table:table-cell office:value-type="float" office:value="10402.96875">
            <text:p>10402,97</text:p>
          </table:table-cell>
          <table:table-cell office:value-type="float" office:value="1.73503411">
            <text:p>1,74</text:p>
          </table:table-cell>
          <table:table-cell office:value-type="float" office:value="10.9147892">
            <text:p>10,91</text:p>
          </table:table-cell>
          <table:table-cell office:value-type="float" office:value="3">
            <text:p>3</text:p>
          </table:table-cell>
          <table:table-cell office:value-type="float" office:value="1.00898433">
            <text:p>1,01</text:p>
          </table:table-cell>
          <table:table-cell office:value-type="float" office:value="0.05568432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251954">
            <text:p>0,88</text:p>
          </table:table-cell>
          <table:table-cell table:formula="oooc:=['4530_3060_111V 0P100'.C31] - [pgach3060.C31]" office:value-type="float" office:value="-0.2853031">
            <text:p>-0,29</text:p>
          </table:table-cell>
          <table:table-cell table:formula="oooc:=['4530_3060_111V 0P100'.D31] - [pgach3060.D31]" office:value-type="float" office:value="-0.35627153">
            <text:p>-0,36</text:p>
          </table:table-cell>
          <table:table-cell table:formula="oooc:=['4530_3060_111V 0P100'.E31] - [pgach3060.E31]" office:value-type="float" office:value="-0.03710065">
            <text:p>-0,04</text:p>
          </table:table-cell>
          <table:table-cell table:formula="oooc:=['4530_3060_111V 0P100'.F31] - [pgach3060.F31]" office:value-type="float" office:value="0.10761845">
            <text:p>0,11</text:p>
          </table:table-cell>
          <table:table-cell table:formula="oooc:=['4530_3060_111V 0P100'.G31] - [pgach3060.G31]" office:value-type="float" office:value="-0.23090207">
            <text:p>-0,23</text:p>
          </table:table-cell>
          <table:table-cell office:value-type="float" office:value="-0.05173986">
            <text:p>-0,05</text:p>
          </table:table-cell>
          <table:table-cell office:value-type="float" office:value="0.01359242">
            <text:p>0,01</text:p>
          </table:table-cell>
          <table:table-cell office:value-type="float" office:value="10409.765625">
            <text:p>10409,77</text:p>
          </table:table-cell>
          <table:table-cell office:value-type="float" office:value="1.73745728">
            <text:p>1,74</text:p>
          </table:table-cell>
          <table:table-cell office:value-type="float" office:value="10.91672325">
            <text:p>10,92</text:p>
          </table:table-cell>
          <table:table-cell office:value-type="float" office:value="4">
            <text:p>4</text:p>
          </table:table-cell>
          <table:table-cell office:value-type="float" office:value="0.88251954">
            <text:p>0,88</text:p>
          </table:table-cell>
          <table:table-cell office:value-type="float" office:value="0.06217566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26953">
            <text:p>0,93</text:p>
          </table:table-cell>
          <table:table-cell table:formula="oooc:=['4530_3060_111V 0P100'.C32] - [pgach3060.C32]" office:value-type="float" office:value="-0.27883275">
            <text:p>-0,28</text:p>
          </table:table-cell>
          <table:table-cell table:formula="oooc:=['4530_3060_111V 0P100'.D32] - [pgach3060.D32]" office:value-type="float" office:value="-0.35428381">
            <text:p>-0,35</text:p>
          </table:table-cell>
          <table:table-cell table:formula="oooc:=['4530_3060_111V 0P100'.E32] - [pgach3060.E32]" office:value-type="float" office:value="-0.03654456">
            <text:p>-0,04</text:p>
          </table:table-cell>
          <table:table-cell table:formula="oooc:=['4530_3060_111V 0P100'.F32] - [pgach3060.F32]" office:value-type="float" office:value="0.11171144">
            <text:p>0,11</text:p>
          </table:table-cell>
          <table:table-cell table:formula="oooc:=['4530_3060_111V 0P100'.G32] - [pgach3060.G32]" office:value-type="float" office:value="-0.22826511">
            <text:p>-0,23</text:p>
          </table:table-cell>
          <table:table-cell office:value-type="float" office:value="-0.04411063">
            <text:p>-0,04</text:p>
          </table:table-cell>
          <table:table-cell office:value-type="float" office:value="0.01263378">
            <text:p>0,01</text:p>
          </table:table-cell>
          <table:table-cell office:value-type="float" office:value="10411.54296875">
            <text:p>10411,54</text:p>
          </table:table-cell>
          <table:table-cell office:value-type="float" office:value="1.73840332">
            <text:p>1,74</text:p>
          </table:table-cell>
          <table:table-cell office:value-type="float" office:value="10.91641521">
            <text:p>10,92</text:p>
          </table:table-cell>
          <table:table-cell office:value-type="float" office:value="5">
            <text:p>5</text:p>
          </table:table-cell>
          <table:table-cell office:value-type="float" office:value="0.92626953">
            <text:p>0,93</text:p>
          </table:table-cell>
          <table:table-cell office:value-type="float" office:value="0.07029358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251954">
            <text:p>0,88</text:p>
          </table:table-cell>
          <table:table-cell table:formula="oooc:=['4530_3060_111V 0P100'.C33] - [pgach3060.C33]" office:value-type="float" office:value="-0.27315241">
            <text:p>-0,27</text:p>
          </table:table-cell>
          <table:table-cell table:formula="oooc:=['4530_3060_111V 0P100'.D33] - [pgach3060.D33]" office:value-type="float" office:value="-0.34778112">
            <text:p>-0,35</text:p>
          </table:table-cell>
          <table:table-cell table:formula="oooc:=['4530_3060_111V 0P100'.E33] - [pgach3060.E33]" office:value-type="float" office:value="-0.03383672">
            <text:p>-0,03</text:p>
          </table:table-cell>
          <table:table-cell table:formula="oooc:=['4530_3060_111V 0P100'.F33] - [pgach3060.F33]" office:value-type="float" office:value="0.1127799">
            <text:p>0,11</text:p>
          </table:table-cell>
          <table:table-cell table:formula="oooc:=['4530_3060_111V 0P100'.G33] - [pgach3060.G33]" office:value-type="float" office:value="-0.22433664">
            <text:p>-0,22</text:p>
          </table:table-cell>
          <table:table-cell office:value-type="float" office:value="-0.03613148">
            <text:p>-0,04</text:p>
          </table:table-cell>
          <table:table-cell office:value-type="float" office:value="0.01121486">
            <text:p>0,01</text:p>
          </table:table-cell>
          <table:table-cell office:value-type="float" office:value="10411.23046875">
            <text:p>10411,23</text:p>
          </table:table-cell>
          <table:table-cell office:value-type="float" office:value="1.73943484">
            <text:p>1,74</text:p>
          </table:table-cell>
          <table:table-cell office:value-type="float" office:value="10.91452599">
            <text:p>10,91</text:p>
          </table:table-cell>
          <table:table-cell office:value-type="float" office:value="6">
            <text:p>6</text:p>
          </table:table-cell>
          <table:table-cell office:value-type="float" office:value="0.88251954">
            <text:p>0,88</text:p>
          </table:table-cell>
          <table:table-cell office:value-type="float" office:value="0.07669983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953127">
            <text:p>0,87</text:p>
          </table:table-cell>
          <table:table-cell table:formula="oooc:=['4530_3060_111V 0P100'.C34] - [pgach3060.C34]" office:value-type="float" office:value="-0.25948965">
            <text:p>-0,26</text:p>
          </table:table-cell>
          <table:table-cell table:formula="oooc:=['4530_3060_111V 0P100'.D34] - [pgach3060.D34]" office:value-type="float" office:value="-0.35069151">
            <text:p>-0,35</text:p>
          </table:table-cell>
          <table:table-cell table:formula="oooc:=['4530_3060_111V 0P100'.E34] - [pgach3060.E34]" office:value-type="float" office:value="-0.03365852">
            <text:p>-0,03</text:p>
          </table:table-cell>
          <table:table-cell table:formula="oooc:=['4530_3060_111V 0P100'.F34] - [pgach3060.F34]" office:value-type="float" office:value="0.12093325">
            <text:p>0,12</text:p>
          </table:table-cell>
          <table:table-cell table:formula="oooc:=['4530_3060_111V 0P100'.G34] - [pgach3060.G34]" office:value-type="float" office:value="-0.21921747">
            <text:p>-0,22</text:p>
          </table:table-cell>
          <table:table-cell office:value-type="float" office:value="-0.02814173">
            <text:p>-0,03</text:p>
          </table:table-cell>
          <table:table-cell office:value-type="float" office:value="0.00942137">
            <text:p>0,01</text:p>
          </table:table-cell>
          <table:table-cell office:value-type="float" office:value="10410.44921875">
            <text:p>10410,45</text:p>
          </table:table-cell>
          <table:table-cell office:value-type="float" office:value="1.74088132">
            <text:p>1,74</text:p>
          </table:table-cell>
          <table:table-cell office:value-type="float" office:value="10.91562462">
            <text:p>10,92</text:p>
          </table:table-cell>
          <table:table-cell office:value-type="float" office:value="7">
            <text:p>7</text:p>
          </table:table-cell>
          <table:table-cell office:value-type="float" office:value="0.86953127">
            <text:p>0,87</text:p>
          </table:table-cell>
          <table:table-cell office:value-type="float" office:value="0.08580872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302736">
            <text:p>0,9</text:p>
          </table:table-cell>
          <table:table-cell table:formula="oooc:=['4530_3060_111V 0P100'.C35] - [pgach3060.C35]" office:value-type="float" office:value="-0.2526596">
            <text:p>-0,25</text:p>
          </table:table-cell>
          <table:table-cell table:formula="oooc:=['4530_3060_111V 0P100'.D35] - [pgach3060.D35]" office:value-type="float" office:value="-0.34649706">
            <text:p>-0,35</text:p>
          </table:table-cell>
          <table:table-cell table:formula="oooc:=['4530_3060_111V 0P100'.E35] - [pgach3060.E35]" office:value-type="float" office:value="-0.03273861">
            <text:p>-0,03</text:p>
          </table:table-cell>
          <table:table-cell table:formula="oooc:=['4530_3060_111V 0P100'.F35] - [pgach3060.F35]" office:value-type="float" office:value="0.12368436">
            <text:p>0,12</text:p>
          </table:table-cell>
          <table:table-cell table:formula="oooc:=['4530_3060_111V 0P100'.G35] - [pgach3060.G35]" office:value-type="float" office:value="-0.21575043">
            <text:p>-0,22</text:p>
          </table:table-cell>
          <table:table-cell office:value-type="float" office:value="-0.02047804">
            <text:p>-0,02</text:p>
          </table:table-cell>
          <table:table-cell office:value-type="float" office:value="0.00741203">
            <text:p>0,01</text:p>
          </table:table-cell>
          <table:table-cell office:value-type="float" office:value="10411.19140625">
            <text:p>10411,19</text:p>
          </table:table-cell>
          <table:table-cell office:value-type="float" office:value="1.74056399">
            <text:p>1,74</text:p>
          </table:table-cell>
          <table:table-cell office:value-type="float" office:value="10.91473103">
            <text:p>10,91</text:p>
          </table:table-cell>
          <table:table-cell office:value-type="float" office:value="8">
            <text:p>8</text:p>
          </table:table-cell>
          <table:table-cell office:value-type="float" office:value="0.90302736">
            <text:p>0,9</text:p>
          </table:table-cell>
          <table:table-cell office:value-type="float" office:value="0.09422193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115233">
            <text:p>0,88</text:p>
          </table:table-cell>
          <table:table-cell table:formula="oooc:=['4530_3060_111V 0P100'.C36] - [pgach3060.C36]" office:value-type="float" office:value="-0.24410984">
            <text:p>-0,24</text:p>
          </table:table-cell>
          <table:table-cell table:formula="oooc:=['4530_3060_111V 0P100'.D36] - [pgach3060.D36]" office:value-type="float" office:value="-0.34387943">
            <text:p>-0,34</text:p>
          </table:table-cell>
          <table:table-cell table:formula="oooc:=['4530_3060_111V 0P100'.E36] - [pgach3060.E36]" office:value-type="float" office:value="-0.02711042">
            <text:p>-0,03</text:p>
          </table:table-cell>
          <table:table-cell table:formula="oooc:=['4530_3060_111V 0P100'.F36] - [pgach3060.F36]" office:value-type="float" office:value="0.13194868">
            <text:p>0,13</text:p>
          </table:table-cell>
          <table:table-cell table:formula="oooc:=['4530_3060_111V 0P100'.G36] - [pgach3060.G36]" office:value-type="float" office:value="-0.21546918">
            <text:p>-0,22</text:p>
          </table:table-cell>
          <table:table-cell office:value-type="float" office:value="-0.01314836">
            <text:p>-0,01</text:p>
          </table:table-cell>
          <table:table-cell office:value-type="float" office:value="0.00523127">
            <text:p>0,01</text:p>
          </table:table-cell>
          <table:table-cell office:value-type="float" office:value="10410.9765625">
            <text:p>10410,98</text:p>
          </table:table-cell>
          <table:table-cell office:value-type="float" office:value="1.74050295">
            <text:p>1,74</text:p>
          </table:table-cell>
          <table:table-cell office:value-type="float" office:value="10.91599083">
            <text:p>10,92</text:p>
          </table:table-cell>
          <table:table-cell office:value-type="float" office:value="9">
            <text:p>9</text:p>
          </table:table-cell>
          <table:table-cell office:value-type="float" office:value="0.88115233">
            <text:p>0,88</text:p>
          </table:table-cell>
          <table:table-cell office:value-type="float" office:value="0.10778015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455079">
            <text:p>0,96</text:p>
          </table:table-cell>
          <table:table-cell table:formula="oooc:=['4530_3060_111V 0P100'.C37] - [pgach3060.C37]" office:value-type="float" office:value="-0.23833701">
            <text:p>-0,24</text:p>
          </table:table-cell>
          <table:table-cell table:formula="oooc:=['4530_3060_111V 0P100'.D37] - [pgach3060.D37]" office:value-type="float" office:value="-0.33787042">
            <text:p>-0,34</text:p>
          </table:table-cell>
          <table:table-cell table:formula="oooc:=['4530_3060_111V 0P100'.E37] - [pgach3060.E37]" office:value-type="float" office:value="-0.02040398">
            <text:p>-0,02</text:p>
          </table:table-cell>
          <table:table-cell table:formula="oooc:=['4530_3060_111V 0P100'.F37] - [pgach3060.F37]" office:value-type="float" office:value="0.13875573">
            <text:p>0,14</text:p>
          </table:table-cell>
          <table:table-cell table:formula="oooc:=['4530_3060_111V 0P100'.G37] - [pgach3060.G37]" office:value-type="float" office:value="-0.21483666">
            <text:p>-0,21</text:p>
          </table:table-cell>
          <table:table-cell office:value-type="float" office:value="-0.00538924">
            <text:p>-0,01</text:p>
          </table:table-cell>
          <table:table-cell office:value-type="float" office:value="0.00305369">
            <text:p>0</text:p>
          </table:table-cell>
          <table:table-cell office:value-type="float" office:value="10405.859375">
            <text:p>10405,86</text:p>
          </table:table-cell>
          <table:table-cell office:value-type="float" office:value="1.74194944">
            <text:p>1,74</text:p>
          </table:table-cell>
          <table:table-cell office:value-type="float" office:value="10.91616631">
            <text:p>10,92</text:p>
          </table:table-cell>
          <table:table-cell office:value-type="float" office:value="10">
            <text:p>10</text:p>
          </table:table-cell>
          <table:table-cell office:value-type="float" office:value="0.96455079">
            <text:p>0,96</text:p>
          </table:table-cell>
          <table:table-cell office:value-type="float" office:value="0.11831543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849608">
            <text:p>0,91</text:p>
          </table:table-cell>
          <table:table-cell table:formula="oooc:=['4530_3060_111V 0P100'.C38] - [pgach3060.C38]" office:value-type="float" office:value="-0.23715548">
            <text:p>-0,24</text:p>
          </table:table-cell>
          <table:table-cell table:formula="oooc:=['4530_3060_111V 0P100'.D38] - [pgach3060.D38]" office:value-type="float" office:value="-0.32894621">
            <text:p>-0,33</text:p>
          </table:table-cell>
          <table:table-cell table:formula="oooc:=['4530_3060_111V 0P100'.E38] - [pgach3060.E38]" office:value-type="float" office:value="-0.00715382000000001">
            <text:p>-0,01</text:p>
          </table:table-cell>
          <table:table-cell table:formula="oooc:=['4530_3060_111V 0P100'.F38] - [pgach3060.F38]" office:value-type="float" office:value="0.13992594">
            <text:p>0,14</text:p>
          </table:table-cell>
          <table:table-cell table:formula="oooc:=['4530_3060_111V 0P100'.G38] - [pgach3060.G38]" office:value-type="float" office:value="-0.21982788">
            <text:p>-0,22</text:p>
          </table:table-cell>
          <table:table-cell office:value-type="float" office:value="0.00205443">
            <text:p>0</text:p>
          </table:table-cell>
          <table:table-cell office:value-type="float" office:value="0.00003492">
            <text:p>0</text:p>
          </table:table-cell>
          <table:table-cell office:value-type="float" office:value="10410.41015625">
            <text:p>10410,41</text:p>
          </table:table-cell>
          <table:table-cell office:value-type="float" office:value="1.74227297">
            <text:p>1,74</text:p>
          </table:table-cell>
          <table:table-cell office:value-type="float" office:value="10.91483307">
            <text:p>10,91</text:p>
          </table:table-cell>
          <table:table-cell office:value-type="float" office:value="11">
            <text:p>11</text:p>
          </table:table-cell>
          <table:table-cell office:value-type="float" office:value="0.90849608">
            <text:p>0,91</text:p>
          </table:table-cell>
          <table:table-cell office:value-type="float" office:value="0.12979163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45703">
            <text:p>0,88</text:p>
          </table:table-cell>
          <table:table-cell table:formula="oooc:=['4530_3060_111V 0P100'.C39] - [pgach3060.C39]" office:value-type="float" office:value="-0.23127916">
            <text:p>-0,23</text:p>
          </table:table-cell>
          <table:table-cell table:formula="oooc:=['4530_3060_111V 0P100'.D39] - [pgach3060.D39]" office:value-type="float" office:value="-0.3242018">
            <text:p>-0,32</text:p>
          </table:table-cell>
          <table:table-cell table:formula="oooc:=['4530_3060_111V 0P100'.E39] - [pgach3060.E39]" office:value-type="float" office:value="0.00150547999999998">
            <text:p>0</text:p>
          </table:table-cell>
          <table:table-cell table:formula="oooc:=['4530_3060_111V 0P100'.F39] - [pgach3060.F39]" office:value-type="float" office:value="0.14463922">
            <text:p>0,14</text:p>
          </table:table-cell>
          <table:table-cell table:formula="oooc:=['4530_3060_111V 0P100'.G39] - [pgach3060.G39]" office:value-type="float" office:value="-0.22101233">
            <text:p>-0,22</text:p>
          </table:table-cell>
          <table:table-cell office:value-type="float" office:value="0.01015817">
            <text:p>0,01</text:p>
          </table:table-cell>
          <table:table-cell office:value-type="float" office:value="-0.00298386">
            <text:p>0</text:p>
          </table:table-cell>
          <table:table-cell office:value-type="float" office:value="10411.46484375">
            <text:p>10411,46</text:p>
          </table:table-cell>
          <table:table-cell office:value-type="float" office:value="1.74298704">
            <text:p>1,74</text:p>
          </table:table-cell>
          <table:table-cell office:value-type="float" office:value="10.91241646">
            <text:p>10,91</text:p>
          </table:table-cell>
          <table:table-cell office:value-type="float" office:value="12">
            <text:p>12</text:p>
          </table:table-cell>
          <table:table-cell office:value-type="float" office:value="0.8845703">
            <text:p>0,88</text:p>
          </table:table-cell>
          <table:table-cell office:value-type="float" office:value="0.14086242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287107">
            <text:p>0,84</text:p>
          </table:table-cell>
          <table:table-cell table:formula="oooc:=['4530_3060_111V 0P100'.C40] - [pgach3060.C40]" office:value-type="float" office:value="-0.22693531">
            <text:p>-0,23</text:p>
          </table:table-cell>
          <table:table-cell table:formula="oooc:=['4530_3060_111V 0P100'.D40] - [pgach3060.D40]" office:value-type="float" office:value="-0.31685055">
            <text:p>-0,32</text:p>
          </table:table-cell>
          <table:table-cell table:formula="oooc:=['4530_3060_111V 0P100'.E40] - [pgach3060.E40]" office:value-type="float" office:value="0.00945782000000001">
            <text:p>0,01</text:p>
          </table:table-cell>
          <table:table-cell table:formula="oooc:=['4530_3060_111V 0P100'.F40] - [pgach3060.F40]" office:value-type="float" office:value="0.1479482">
            <text:p>0,15</text:p>
          </table:table-cell>
          <table:table-cell table:formula="oooc:=['4530_3060_111V 0P100'.G40] - [pgach3060.G40]" office:value-type="float" office:value="-0.22028702">
            <text:p>-0,22</text:p>
          </table:table-cell>
          <table:table-cell office:value-type="float" office:value="0.01740302">
            <text:p>0,02</text:p>
          </table:table-cell>
          <table:table-cell office:value-type="float" office:value="-0.00634228">
            <text:p>-0,01</text:p>
          </table:table-cell>
          <table:table-cell office:value-type="float" office:value="10399.0625">
            <text:p>10399,06</text:p>
          </table:table-cell>
          <table:table-cell office:value-type="float" office:value="1.74401248">
            <text:p>1,74</text:p>
          </table:table-cell>
          <table:table-cell office:value-type="float" office:value="10.9135437">
            <text:p>10,91</text:p>
          </table:table-cell>
          <table:table-cell office:value-type="float" office:value="13">
            <text:p>13</text:p>
          </table:table-cell>
          <table:table-cell office:value-type="float" office:value="0.84287107">
            <text:p>0,84</text:p>
          </table:table-cell>
          <table:table-cell office:value-type="float" office:value="0.15309936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73047">
            <text:p>0,82</text:p>
          </table:table-cell>
          <table:table-cell table:formula="oooc:=['4530_3060_111V 0P100'.C41] - [pgach3060.C41]" office:value-type="float" office:value="-0.2210093">
            <text:p>-0,22</text:p>
          </table:table-cell>
          <table:table-cell table:formula="oooc:=['4530_3060_111V 0P100'.D41] - [pgach3060.D41]" office:value-type="float" office:value="-0.31183103">
            <text:p>-0,31</text:p>
          </table:table-cell>
          <table:table-cell table:formula="oooc:=['4530_3060_111V 0P100'.E41] - [pgach3060.E41]" office:value-type="float" office:value="0.01385751">
            <text:p>0,01</text:p>
          </table:table-cell>
          <table:table-cell table:formula="oooc:=['4530_3060_111V 0P100'.F41] - [pgach3060.F41]" office:value-type="float" office:value="0.14997577">
            <text:p>0,15</text:p>
          </table:table-cell>
          <table:table-cell table:formula="oooc:=['4530_3060_111V 0P100'.G41] - [pgach3060.G41]" office:value-type="float" office:value="-0.21813569">
            <text:p>-0,22</text:p>
          </table:table-cell>
          <table:table-cell office:value-type="float" office:value="0.02512238">
            <text:p>0,03</text:p>
          </table:table-cell>
          <table:table-cell office:value-type="float" office:value="-0.00998957">
            <text:p>-0,01</text:p>
          </table:table-cell>
          <table:table-cell office:value-type="float" office:value="10399.51171875">
            <text:p>10399,51</text:p>
          </table:table-cell>
          <table:table-cell office:value-type="float" office:value="1.74280393">
            <text:p>1,74</text:p>
          </table:table-cell>
          <table:table-cell office:value-type="float" office:value="10.9139986">
            <text:p>10,91</text:p>
          </table:table-cell>
          <table:table-cell office:value-type="float" office:value="14">
            <text:p>14</text:p>
          </table:table-cell>
          <table:table-cell office:value-type="float" office:value="0.82373047">
            <text:p>0,82</text:p>
          </table:table-cell>
          <table:table-cell office:value-type="float" office:value="0.16282386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056641">
            <text:p>0,83</text:p>
          </table:table-cell>
          <table:table-cell table:formula="oooc:=['4530_3060_111V 0P100'.C42] - [pgach3060.C42]" office:value-type="float" office:value="-0.21835764">
            <text:p>-0,22</text:p>
          </table:table-cell>
          <table:table-cell table:formula="oooc:=['4530_3060_111V 0P100'.D42] - [pgach3060.D42]" office:value-type="float" office:value="-0.30582306">
            <text:p>-0,31</text:p>
          </table:table-cell>
          <table:table-cell table:formula="oooc:=['4530_3060_111V 0P100'.E42] - [pgach3060.E42]" office:value-type="float" office:value="0.01824187">
            <text:p>0,02</text:p>
          </table:table-cell>
          <table:table-cell table:formula="oooc:=['4530_3060_111V 0P100'.F42] - [pgach3060.F42]" office:value-type="float" office:value="0.14854957">
            <text:p>0,15</text:p>
          </table:table-cell>
          <table:table-cell table:formula="oooc:=['4530_3060_111V 0P100'.G42] - [pgach3060.G42]" office:value-type="float" office:value="-0.21668053">
            <text:p>-0,22</text:p>
          </table:table-cell>
          <table:table-cell office:value-type="float" office:value="0.0325899">
            <text:p>0,03</text:p>
          </table:table-cell>
          <table:table-cell office:value-type="float" office:value="-0.01386541">
            <text:p>-0,01</text:p>
          </table:table-cell>
          <table:table-cell office:value-type="float" office:value="10400.52734375">
            <text:p>10400,53</text:p>
          </table:table-cell>
          <table:table-cell office:value-type="float" office:value="1.74403071">
            <text:p>1,74</text:p>
          </table:table-cell>
          <table:table-cell office:value-type="float" office:value="10.9136467">
            <text:p>10,91</text:p>
          </table:table-cell>
          <table:table-cell office:value-type="float" office:value="15">
            <text:p>15</text:p>
          </table:table-cell>
          <table:table-cell office:value-type="float" office:value="0.83056641">
            <text:p>0,83</text:p>
          </table:table-cell>
          <table:table-cell office:value-type="float" office:value="0.17221302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884767">
            <text:p>0,87</text:p>
          </table:table-cell>
          <table:table-cell table:formula="oooc:=['4530_3060_111V 0P100'.C43] - [pgach3060.C43]" office:value-type="float" office:value="-0.21243886">
            <text:p>-0,21</text:p>
          </table:table-cell>
          <table:table-cell table:formula="oooc:=['4530_3060_111V 0P100'.D43] - [pgach3060.D43]" office:value-type="float" office:value="-0.29863886">
            <text:p>-0,3</text:p>
          </table:table-cell>
          <table:table-cell table:formula="oooc:=['4530_3060_111V 0P100'.E43] - [pgach3060.E43]" office:value-type="float" office:value="0.02365961">
            <text:p>0,02</text:p>
          </table:table-cell>
          <table:table-cell table:formula="oooc:=['4530_3060_111V 0P100'.F43] - [pgach3060.F43]" office:value-type="float" office:value="0.15359242">
            <text:p>0,15</text:p>
          </table:table-cell>
          <table:table-cell table:formula="oooc:=['4530_3060_111V 0P100'.G43] - [pgach3060.G43]" office:value-type="float" office:value="-0.21831532">
            <text:p>-0,22</text:p>
          </table:table-cell>
          <table:table-cell office:value-type="float" office:value="0.04006538">
            <text:p>0,04</text:p>
          </table:table-cell>
          <table:table-cell office:value-type="float" office:value="-0.01821423">
            <text:p>-0,02</text:p>
          </table:table-cell>
          <table:table-cell office:value-type="float" office:value="10400.21484375">
            <text:p>10400,21</text:p>
          </table:table-cell>
          <table:table-cell office:value-type="float" office:value="1.7452209">
            <text:p>1,75</text:p>
          </table:table-cell>
          <table:table-cell office:value-type="float" office:value="10.91276741">
            <text:p>10,91</text:p>
          </table:table-cell>
          <table:table-cell office:value-type="float" office:value="16">
            <text:p>16</text:p>
          </table:table-cell>
          <table:table-cell office:value-type="float" office:value="0.86884767">
            <text:p>0,87</text:p>
          </table:table-cell>
          <table:table-cell office:value-type="float" office:value="0.1818424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517579">
            <text:p>0,86</text:p>
          </table:table-cell>
          <table:table-cell table:formula="oooc:=['4530_3060_111V 0P100'.C44] - [pgach3060.C44]" office:value-type="float" office:value="-0.20423626">
            <text:p>-0,2</text:p>
          </table:table-cell>
          <table:table-cell table:formula="oooc:=['4530_3060_111V 0P100'.D44] - [pgach3060.D44]" office:value-type="float" office:value="-0.2946964">
            <text:p>-0,29</text:p>
          </table:table-cell>
          <table:table-cell table:formula="oooc:=['4530_3060_111V 0P100'.E44] - [pgach3060.E44]" office:value-type="float" office:value="0.02534659">
            <text:p>0,03</text:p>
          </table:table-cell>
          <table:table-cell table:formula="oooc:=['4530_3060_111V 0P100'.F44] - [pgach3060.F44]" office:value-type="float" office:value="0.16131238">
            <text:p>0,16</text:p>
          </table:table-cell>
          <table:table-cell table:formula="oooc:=['4530_3060_111V 0P100'.G44] - [pgach3060.G44]" office:value-type="float" office:value="-0.2200447">
            <text:p>-0,22</text:p>
          </table:table-cell>
          <table:table-cell office:value-type="float" office:value="0.04769196">
            <text:p>0,05</text:p>
          </table:table-cell>
          <table:table-cell office:value-type="float" office:value="-0.02286143">
            <text:p>-0,02</text:p>
          </table:table-cell>
          <table:table-cell office:value-type="float" office:value="10398.76953125">
            <text:p>10398,77</text:p>
          </table:table-cell>
          <table:table-cell office:value-type="float" office:value="1.74636841">
            <text:p>1,75</text:p>
          </table:table-cell>
          <table:table-cell office:value-type="float" office:value="10.9128561">
            <text:p>10,91</text:p>
          </table:table-cell>
          <table:table-cell office:value-type="float" office:value="17">
            <text:p>17</text:p>
          </table:table-cell>
          <table:table-cell office:value-type="float" office:value="0.85517579">
            <text:p>0,86</text:p>
          </table:table-cell>
          <table:table-cell office:value-type="float" office:value="0.19368397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714844">
            <text:p>0,83</text:p>
          </table:table-cell>
          <table:table-cell table:formula="oooc:=['4530_3060_111V 0P100'.C45] - [pgach3060.C45]" office:value-type="float" office:value="-0.19844634">
            <text:p>-0,2</text:p>
          </table:table-cell>
          <table:table-cell table:formula="oooc:=['4530_3060_111V 0P100'.D45] - [pgach3060.D45]" office:value-type="float" office:value="-0.2877561">
            <text:p>-0,29</text:p>
          </table:table-cell>
          <table:table-cell table:formula="oooc:=['4530_3060_111V 0P100'.E45] - [pgach3060.E45]" office:value-type="float" office:value="0.02894829">
            <text:p>0,03</text:p>
          </table:table-cell>
          <table:table-cell table:formula="oooc:=['4530_3060_111V 0P100'.F45] - [pgach3060.F45]" office:value-type="float" office:value="0.16659464">
            <text:p>0,17</text:p>
          </table:table-cell>
          <table:table-cell table:formula="oooc:=['4530_3060_111V 0P100'.G45] - [pgach3060.G45]" office:value-type="float" office:value="-0.22387964">
            <text:p>-0,22</text:p>
          </table:table-cell>
          <table:table-cell office:value-type="float" office:value="0.05515949">
            <text:p>0,06</text:p>
          </table:table-cell>
          <table:table-cell office:value-type="float" office:value="-0.02792764">
            <text:p>-0,03</text:p>
          </table:table-cell>
          <table:table-cell office:value-type="float" office:value="10389.62890625">
            <text:p>10389,63</text:p>
          </table:table-cell>
          <table:table-cell office:value-type="float" office:value="1.74475098">
            <text:p>1,74</text:p>
          </table:table-cell>
          <table:table-cell office:value-type="float" office:value="10.91297245">
            <text:p>10,91</text:p>
          </table:table-cell>
          <table:table-cell office:value-type="float" office:value="18">
            <text:p>18</text:p>
          </table:table-cell>
          <table:table-cell office:value-type="float" office:value="0.82714844">
            <text:p>0,83</text:p>
          </table:table-cell>
          <table:table-cell office:value-type="float" office:value="0.20536536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337888">
            <text:p>0,86</text:p>
          </table:table-cell>
          <table:table-cell table:formula="oooc:=['4530_3060_111V 0P100'.C46] - [pgach3060.C46]" office:value-type="float" office:value="-0.18894281">
            <text:p>-0,19</text:p>
          </table:table-cell>
          <table:table-cell table:formula="oooc:=['4530_3060_111V 0P100'.D46] - [pgach3060.D46]" office:value-type="float" office:value="-0.28496483">
            <text:p>-0,28</text:p>
          </table:table-cell>
          <table:table-cell table:formula="oooc:=['4530_3060_111V 0P100'.E46] - [pgach3060.E46]" office:value-type="float" office:value="0.02647476">
            <text:p>0,03</text:p>
          </table:table-cell>
          <table:table-cell table:formula="oooc:=['4530_3060_111V 0P100'.F46] - [pgach3060.F46]" office:value-type="float" office:value="0.17546502">
            <text:p>0,18</text:p>
          </table:table-cell>
          <table:table-cell table:formula="oooc:=['4530_3060_111V 0P100'.G46] - [pgach3060.G46]" office:value-type="float" office:value="-0.22614514">
            <text:p>-0,23</text:p>
          </table:table-cell>
          <table:table-cell office:value-type="float" office:value="0.06243615">
            <text:p>0,06</text:p>
          </table:table-cell>
          <table:table-cell office:value-type="float" office:value="-0.03271768">
            <text:p>-0,03</text:p>
          </table:table-cell>
          <table:table-cell office:value-type="float" office:value="10389.921875">
            <text:p>10389,92</text:p>
          </table:table-cell>
          <table:table-cell office:value-type="float" office:value="1.74384761">
            <text:p>1,74</text:p>
          </table:table-cell>
          <table:table-cell office:value-type="float" office:value="10.91390991">
            <text:p>10,91</text:p>
          </table:table-cell>
          <table:table-cell office:value-type="float" office:value="19">
            <text:p>19</text:p>
          </table:table-cell>
          <table:table-cell office:value-type="float" office:value="0.86337888">
            <text:p>0,86</text:p>
          </table:table-cell>
          <table:table-cell office:value-type="float" office:value="0.2151399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04686">
            <text:p>0,82</text:p>
          </table:table-cell>
          <table:table-cell table:formula="oooc:=['4530_3060_111V 0P100'.C47] - [pgach3060.C47]" office:value-type="float" office:value="-0.18174378">
            <text:p>-0,18</text:p>
          </table:table-cell>
          <table:table-cell table:formula="oooc:=['4530_3060_111V 0P100'.D47] - [pgach3060.D47]" office:value-type="float" office:value="-0.27988079">
            <text:p>-0,28</text:p>
          </table:table-cell>
          <table:table-cell table:formula="oooc:=['4530_3060_111V 0P100'.E47] - [pgach3060.E47]" office:value-type="float" office:value="0.02725877">
            <text:p>0,03</text:p>
          </table:table-cell>
          <table:table-cell table:formula="oooc:=['4530_3060_111V 0P100'.F47] - [pgach3060.F47]" office:value-type="float" office:value="0.18151844">
            <text:p>0,18</text:p>
          </table:table-cell>
          <table:table-cell table:formula="oooc:=['4530_3060_111V 0P100'.G47] - [pgach3060.G47]" office:value-type="float" office:value="-0.22860163">
            <text:p>-0,23</text:p>
          </table:table-cell>
          <table:table-cell office:value-type="float" office:value="0.0698215">
            <text:p>0,07</text:p>
          </table:table-cell>
          <table:table-cell office:value-type="float" office:value="-0.03792356">
            <text:p>-0,04</text:p>
          </table:table-cell>
          <table:table-cell office:value-type="float" office:value="10381.09375">
            <text:p>10381,09</text:p>
          </table:table-cell>
          <table:table-cell office:value-type="float" office:value="1.74376833">
            <text:p>1,74</text:p>
          </table:table-cell>
          <table:table-cell office:value-type="float" office:value="10.91304588">
            <text:p>10,91</text:p>
          </table:table-cell>
          <table:table-cell office:value-type="float" office:value="20">
            <text:p>20</text:p>
          </table:table-cell>
          <table:table-cell office:value-type="float" office:value="0.82304686">
            <text:p>0,82</text:p>
          </table:table-cell>
          <table:table-cell office:value-type="float" office:value="0.22579528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345706">
            <text:p>0,89</text:p>
          </table:table-cell>
          <table:table-cell table:formula="oooc:=['4530_3060_111V 0P100'.C48] - [pgach3060.C48]" office:value-type="float" office:value="-0.177185">
            <text:p>-0,18</text:p>
          </table:table-cell>
          <table:table-cell table:formula="oooc:=['4530_3060_111V 0P100'.D48] - [pgach3060.D48]" office:value-type="float" office:value="-0.27252137">
            <text:p>-0,27</text:p>
          </table:table-cell>
          <table:table-cell table:formula="oooc:=['4530_3060_111V 0P100'.E48] - [pgach3060.E48]" office:value-type="float" office:value="0.03457982">
            <text:p>0,03</text:p>
          </table:table-cell>
          <table:table-cell table:formula="oooc:=['4530_3060_111V 0P100'.F48] - [pgach3060.F48]" office:value-type="float" office:value="0.18733412">
            <text:p>0,19</text:p>
          </table:table-cell>
          <table:table-cell table:formula="oooc:=['4530_3060_111V 0P100'.G48] - [pgach3060.G48]" office:value-type="float" office:value="-0.23779948">
            <text:p>-0,24</text:p>
          </table:table-cell>
          <table:table-cell office:value-type="float" office:value="0.07563223">
            <text:p>0,08</text:p>
          </table:table-cell>
          <table:table-cell office:value-type="float" office:value="-0.04281518">
            <text:p>-0,04</text:p>
          </table:table-cell>
          <table:table-cell office:value-type="float" office:value="10371.69921875">
            <text:p>10371,7</text:p>
          </table:table-cell>
          <table:table-cell office:value-type="float" office:value="1.73765862">
            <text:p>1,74</text:p>
          </table:table-cell>
          <table:table-cell office:value-type="float" office:value="10.91429138">
            <text:p>10,91</text:p>
          </table:table-cell>
          <table:table-cell office:value-type="float" office:value="21">
            <text:p>21</text:p>
          </table:table-cell>
          <table:table-cell office:value-type="float" office:value="0.89345706">
            <text:p>0,89</text:p>
          </table:table-cell>
          <table:table-cell office:value-type="float" office:value="0.24536438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867188">
            <text:p>0,89</text:p>
          </table:table-cell>
          <table:table-cell table:formula="oooc:=['4530_3060_111V 0P100'.C49] - [pgach3060.C49]" office:value-type="float" office:value="-0.17329103">
            <text:p>-0,17</text:p>
          </table:table-cell>
          <table:table-cell table:formula="oooc:=['4530_3060_111V 0P100'.D49] - [pgach3060.D49]" office:value-type="float" office:value="-0.26260559">
            <text:p>-0,26</text:p>
          </table:table-cell>
          <table:table-cell table:formula="oooc:=['4530_3060_111V 0P100'.E49] - [pgach3060.E49]" office:value-type="float" office:value="0.0384941">
            <text:p>0,04</text:p>
          </table:table-cell>
          <table:table-cell table:formula="oooc:=['4530_3060_111V 0P100'.F49] - [pgach3060.F49]" office:value-type="float" office:value="0.1838282">
            <text:p>0,18</text:p>
          </table:table-cell>
          <table:table-cell table:formula="oooc:=['4530_3060_111V 0P100'.G49] - [pgach3060.G49]" office:value-type="float" office:value="-0.23240755">
            <text:p>-0,23</text:p>
          </table:table-cell>
          <table:table-cell office:value-type="float" office:value="0.08308385">
            <text:p>0,08</text:p>
          </table:table-cell>
          <table:table-cell office:value-type="float" office:value="-0.04863053">
            <text:p>-0,05</text:p>
          </table:table-cell>
          <table:table-cell office:value-type="float" office:value="10355.44921875">
            <text:p>10355,45</text:p>
          </table:table-cell>
          <table:table-cell office:value-type="float" office:value="1.73087764">
            <text:p>1,73</text:p>
          </table:table-cell>
          <table:table-cell office:value-type="float" office:value="10.91531658">
            <text:p>10,92</text:p>
          </table:table-cell>
          <table:table-cell office:value-type="float" office:value="22">
            <text:p>22</text:p>
          </table:table-cell>
          <table:table-cell office:value-type="float" office:value="0.88867188">
            <text:p>0,89</text:p>
          </table:table-cell>
          <table:table-cell office:value-type="float" office:value="0.25008398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636721">
            <text:p>0,88</text:p>
          </table:table-cell>
          <table:table-cell table:formula="oooc:=['4530_3060_111V 0P100'.C50] - [pgach3060.C50]" office:value-type="float" office:value="-0.16261028">
            <text:p>-0,16</text:p>
          </table:table-cell>
          <table:table-cell table:formula="oooc:=['4530_3060_111V 0P100'.D50] - [pgach3060.D50]" office:value-type="float" office:value="-0.26000959">
            <text:p>-0,26</text:p>
          </table:table-cell>
          <table:table-cell table:formula="oooc:=['4530_3060_111V 0P100'.E50] - [pgach3060.E50]" office:value-type="float" office:value="0.03856391">
            <text:p>0,04</text:p>
          </table:table-cell>
          <table:table-cell table:formula="oooc:=['4530_3060_111V 0P100'.F50] - [pgach3060.F50]" office:value-type="float" office:value="0.19340312">
            <text:p>0,19</text:p>
          </table:table-cell>
          <table:table-cell table:formula="oooc:=['4530_3060_111V 0P100'.G50] - [pgach3060.G50]" office:value-type="float" office:value="-0.23261295">
            <text:p>-0,23</text:p>
          </table:table-cell>
          <table:table-cell office:value-type="float" office:value="0.09050631">
            <text:p>0,09</text:p>
          </table:table-cell>
          <table:table-cell office:value-type="float" office:value="-0.05484267">
            <text:p>-0,05</text:p>
          </table:table-cell>
          <table:table-cell office:value-type="float" office:value="10402.08984375">
            <text:p>10402,09</text:p>
          </table:table-cell>
          <table:table-cell office:value-type="float" office:value="1.74915767">
            <text:p>1,75</text:p>
          </table:table-cell>
          <table:table-cell office:value-type="float" office:value="10.91270924">
            <text:p>10,91</text:p>
          </table:table-cell>
          <table:table-cell office:value-type="float" office:value="23">
            <text:p>23</text:p>
          </table:table-cell>
          <table:table-cell office:value-type="float" office:value="0.87636721">
            <text:p>0,88</text:p>
          </table:table-cell>
          <table:table-cell office:value-type="float" office:value="0.26215577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371096">
            <text:p>0,9</text:p>
          </table:table-cell>
          <table:table-cell table:formula="oooc:=['4530_3060_111V 0P100'.C51] - [pgach3060.C51]" office:value-type="float" office:value="-0.152474">
            <text:p>-0,15</text:p>
          </table:table-cell>
          <table:table-cell table:formula="oooc:=['4530_3060_111V 0P100'.D51] - [pgach3060.D51]" office:value-type="float" office:value="-0.25806508">
            <text:p>-0,26</text:p>
          </table:table-cell>
          <table:table-cell table:formula="oooc:=['4530_3060_111V 0P100'.E51] - [pgach3060.E51]" office:value-type="float" office:value="0.03779352">
            <text:p>0,04</text:p>
          </table:table-cell>
          <table:table-cell table:formula="oooc:=['4530_3060_111V 0P100'.F51] - [pgach3060.F51]" office:value-type="float" office:value="0.19984387">
            <text:p>0,2</text:p>
          </table:table-cell>
          <table:table-cell table:formula="oooc:=['4530_3060_111V 0P100'.G51] - [pgach3060.G51]" office:value-type="float" office:value="-0.2538261">
            <text:p>-0,25</text:p>
          </table:table-cell>
          <table:table-cell office:value-type="float" office:value="0.09793407">
            <text:p>0,1</text:p>
          </table:table-cell>
          <table:table-cell office:value-type="float" office:value="-0.06094687">
            <text:p>-0,06</text:p>
          </table:table-cell>
          <table:table-cell office:value-type="float" office:value="10391.5234375">
            <text:p>10391,52</text:p>
          </table:table-cell>
          <table:table-cell office:value-type="float" office:value="1.74901736">
            <text:p>1,75</text:p>
          </table:table-cell>
          <table:table-cell office:value-type="float" office:value="10.9126358">
            <text:p>10,91</text:p>
          </table:table-cell>
          <table:table-cell office:value-type="float" office:value="24">
            <text:p>24</text:p>
          </table:table-cell>
          <table:table-cell office:value-type="float" office:value="0.90371096">
            <text:p>0,9</text:p>
          </table:table-cell>
          <table:table-cell office:value-type="float" office:value="0.30986232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95314">
            <text:p>0,93</text:p>
          </table:table-cell>
          <table:table-cell table:formula="oooc:=['4530_3060_111V 0P100'.C52] - [pgach3060.C52]" office:value-type="float" office:value="-0.144498">
            <text:p>-0,14</text:p>
          </table:table-cell>
          <table:table-cell table:formula="oooc:=['4530_3060_111V 0P100'.D52] - [pgach3060.D52]" office:value-type="float" office:value="-0.25331512">
            <text:p>-0,25</text:p>
          </table:table-cell>
          <table:table-cell table:formula="oooc:=['4530_3060_111V 0P100'.E52] - [pgach3060.E52]" office:value-type="float" office:value="0.03982155">
            <text:p>0,04</text:p>
          </table:table-cell>
          <table:table-cell table:formula="oooc:=['4530_3060_111V 0P100'.F52] - [pgach3060.F52]" office:value-type="float" office:value="0.20422056">
            <text:p>0,2</text:p>
          </table:table-cell>
          <table:table-cell table:formula="oooc:=['4530_3060_111V 0P100'.G52] - [pgach3060.G52]" office:value-type="float" office:value="-0.25965272">
            <text:p>-0,26</text:p>
          </table:table-cell>
          <table:table-cell office:value-type="float" office:value="0.10477334">
            <text:p>0,1</text:p>
          </table:table-cell>
          <table:table-cell office:value-type="float" office:value="-0.06789228">
            <text:p>-0,07</text:p>
          </table:table-cell>
          <table:table-cell office:value-type="float" office:value="10380.46875">
            <text:p>10380,47</text:p>
          </table:table-cell>
          <table:table-cell office:value-type="float" office:value="1.74863279">
            <text:p>1,75</text:p>
          </table:table-cell>
          <table:table-cell office:value-type="float" office:value="10.91369057">
            <text:p>10,91</text:p>
          </table:table-cell>
          <table:table-cell office:value-type="float" office:value="25">
            <text:p>25</text:p>
          </table:table-cell>
          <table:table-cell office:value-type="float" office:value="0.92695314">
            <text:p>0,93</text:p>
          </table:table-cell>
          <table:table-cell office:value-type="float" office:value="0.32807007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148435">
            <text:p>0,92</text:p>
          </table:table-cell>
          <table:table-cell table:formula="oooc:=['4530_3060_111V 0P100'.C53] - [pgach3060.C53]" office:value-type="float" office:value="-0.13671093">
            <text:p>-0,14</text:p>
          </table:table-cell>
          <table:table-cell table:formula="oooc:=['4530_3060_111V 0P100'.D53] - [pgach3060.D53]" office:value-type="float" office:value="-0.25145298">
            <text:p>-0,25</text:p>
          </table:table-cell>
          <table:table-cell table:formula="oooc:=['4530_3060_111V 0P100'.E53] - [pgach3060.E53]" office:value-type="float" office:value="0.03951928">
            <text:p>0,04</text:p>
          </table:table-cell>
          <table:table-cell table:formula="oooc:=['4530_3060_111V 0P100'.F53] - [pgach3060.F53]" office:value-type="float" office:value="0.21398848">
            <text:p>0,21</text:p>
          </table:table-cell>
          <table:table-cell table:formula="oooc:=['4530_3060_111V 0P100'.G53] - [pgach3060.G53]" office:value-type="float" office:value="-0.26648023">
            <text:p>-0,27</text:p>
          </table:table-cell>
          <table:table-cell office:value-type="float" office:value="0.11142705">
            <text:p>0,11</text:p>
          </table:table-cell>
          <table:table-cell office:value-type="float" office:value="-0.07417425">
            <text:p>-0,07</text:p>
          </table:table-cell>
          <table:table-cell office:value-type="float" office:value="10393.4375">
            <text:p>10393,44</text:p>
          </table:table-cell>
          <table:table-cell office:value-type="float" office:value="1.75311279">
            <text:p>1,75</text:p>
          </table:table-cell>
          <table:table-cell office:value-type="float" office:value="10.91168404">
            <text:p>10,91</text:p>
          </table:table-cell>
          <table:table-cell office:value-type="float" office:value="26">
            <text:p>26</text:p>
          </table:table-cell>
          <table:table-cell office:value-type="float" office:value="0.92148435">
            <text:p>0,92</text:p>
          </table:table-cell>
          <table:table-cell office:value-type="float" office:value="0.34858009">
            <text:p>0,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328126">
            <text:p>0,91</text:p>
          </table:table-cell>
          <table:table-cell table:formula="oooc:=['4530_3060_111V 0P100'.C54] - [pgach3060.C54]" office:value-type="float" office:value="-0.12770112">
            <text:p>-0,13</text:p>
          </table:table-cell>
          <table:table-cell table:formula="oooc:=['4530_3060_111V 0P100'.D54] - [pgach3060.D54]" office:value-type="float" office:value="-0.24596238">
            <text:p>-0,25</text:p>
          </table:table-cell>
          <table:table-cell table:formula="oooc:=['4530_3060_111V 0P100'.E54] - [pgach3060.E54]" office:value-type="float" office:value="0.03584156">
            <text:p>0,04</text:p>
          </table:table-cell>
          <table:table-cell table:formula="oooc:=['4530_3060_111V 0P100'.F54] - [pgach3060.F54]" office:value-type="float" office:value="0.22390283">
            <text:p>0,22</text:p>
          </table:table-cell>
          <table:table-cell table:formula="oooc:=['4530_3060_111V 0P100'.G54] - [pgach3060.G54]" office:value-type="float" office:value="-0.2748222">
            <text:p>-0,27</text:p>
          </table:table-cell>
          <table:table-cell office:value-type="float" office:value="0.11781567">
            <text:p>0,12</text:p>
          </table:table-cell>
          <table:table-cell office:value-type="float" office:value="-0.08094824">
            <text:p>-0,08</text:p>
          </table:table-cell>
          <table:table-cell office:value-type="float" office:value="10377.3046875">
            <text:p>10377,3</text:p>
          </table:table-cell>
          <table:table-cell office:value-type="float" office:value="1.74897456">
            <text:p>1,75</text:p>
          </table:table-cell>
          <table:table-cell office:value-type="float" office:value="10.9135437">
            <text:p>10,91</text:p>
          </table:table-cell>
          <table:table-cell office:value-type="float" office:value="27">
            <text:p>27</text:p>
          </table:table-cell>
          <table:table-cell office:value-type="float" office:value="0.91328126">
            <text:p>0,91</text:p>
          </table:table-cell>
          <table:table-cell office:value-type="float" office:value="0.36773378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601563">
            <text:p>0,92</text:p>
          </table:table-cell>
          <table:table-cell table:formula="oooc:=['4530_3060_111V 0P100'.C55] - [pgach3060.C55]" office:value-type="float" office:value="-0.12067645">
            <text:p>-0,12</text:p>
          </table:table-cell>
          <table:table-cell table:formula="oooc:=['4530_3060_111V 0P100'.D55] - [pgach3060.D55]" office:value-type="float" office:value="-0.24190751">
            <text:p>-0,24</text:p>
          </table:table-cell>
          <table:table-cell table:formula="oooc:=['4530_3060_111V 0P100'.E55] - [pgach3060.E55]" office:value-type="float" office:value="0.03187506">
            <text:p>0,03</text:p>
          </table:table-cell>
          <table:table-cell table:formula="oooc:=['4530_3060_111V 0P100'.F55] - [pgach3060.F55]" office:value-type="float" office:value="0.23134191">
            <text:p>0,23</text:p>
          </table:table-cell>
          <table:table-cell table:formula="oooc:=['4530_3060_111V 0P100'.G55] - [pgach3060.G55]" office:value-type="float" office:value="-0.28241226">
            <text:p>-0,28</text:p>
          </table:table-cell>
          <table:table-cell office:value-type="float" office:value="0.12482989">
            <text:p>0,12</text:p>
          </table:table-cell>
          <table:table-cell office:value-type="float" office:value="-0.08863326">
            <text:p>-0,09</text:p>
          </table:table-cell>
          <table:table-cell office:value-type="float" office:value="10382.83203125">
            <text:p>10382,83</text:p>
          </table:table-cell>
          <table:table-cell office:value-type="float" office:value="1.75285029">
            <text:p>1,75</text:p>
          </table:table-cell>
          <table:table-cell office:value-type="float" office:value="10.91150761">
            <text:p>10,91</text:p>
          </table:table-cell>
          <table:table-cell office:value-type="float" office:value="28">
            <text:p>28</text:p>
          </table:table-cell>
          <table:table-cell office:value-type="float" office:value="0.91601563">
            <text:p>0,92</text:p>
          </table:table-cell>
          <table:table-cell office:value-type="float" office:value="0.38153723">
            <text:p>0,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935548">
            <text:p>0,89</text:p>
          </table:table-cell>
          <table:table-cell table:formula="oooc:=['4530_3060_111V 0P100'.C56] - [pgach3060.C56]" office:value-type="float" office:value="-0.11338377">
            <text:p>-0,11</text:p>
          </table:table-cell>
          <table:table-cell table:formula="oooc:=['4530_3060_111V 0P100'.D56] - [pgach3060.D56]" office:value-type="float" office:value="-0.23650124">
            <text:p>-0,24</text:p>
          </table:table-cell>
          <table:table-cell table:formula="oooc:=['4530_3060_111V 0P100'.E56] - [pgach3060.E56]" office:value-type="float" office:value="0.03033585">
            <text:p>0,03</text:p>
          </table:table-cell>
          <table:table-cell table:formula="oooc:=['4530_3060_111V 0P100'.F56] - [pgach3060.F56]" office:value-type="float" office:value="0.23450241">
            <text:p>0,23</text:p>
          </table:table-cell>
          <table:table-cell table:formula="oooc:=['4530_3060_111V 0P100'.G56] - [pgach3060.G56]" office:value-type="float" office:value="-0.28528637">
            <text:p>-0,29</text:p>
          </table:table-cell>
          <table:table-cell office:value-type="float" office:value="0.1322391">
            <text:p>0,13</text:p>
          </table:table-cell>
          <table:table-cell office:value-type="float" office:value="-0.0965754">
            <text:p>-0,1</text:p>
          </table:table-cell>
          <table:table-cell office:value-type="float" office:value="10381.34765625">
            <text:p>10381,35</text:p>
          </table:table-cell>
          <table:table-cell office:value-type="float" office:value="1.75097656">
            <text:p>1,75</text:p>
          </table:table-cell>
          <table:table-cell office:value-type="float" office:value="10.91194725">
            <text:p>10,91</text:p>
          </table:table-cell>
          <table:table-cell office:value-type="float" office:value="29">
            <text:p>29</text:p>
          </table:table-cell>
          <table:table-cell office:value-type="float" office:value="0.88935548">
            <text:p>0,89</text:p>
          </table:table-cell>
          <table:table-cell office:value-type="float" office:value="0.39413452">
            <text:p>0,3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26953">
            <text:p>0,93</text:p>
          </table:table-cell>
          <table:table-cell table:formula="oooc:=['4530_3060_111V 0P100'.C57] - [pgach3060.C57]" office:value-type="float" office:value="-0.10662636">
            <text:p>-0,11</text:p>
          </table:table-cell>
          <table:table-cell table:formula="oooc:=['4530_3060_111V 0P100'.D57] - [pgach3060.D57]" office:value-type="float" office:value="-0.23029538">
            <text:p>-0,23</text:p>
          </table:table-cell>
          <table:table-cell table:formula="oooc:=['4530_3060_111V 0P100'.E57] - [pgach3060.E57]" office:value-type="float" office:value="0.02930736">
            <text:p>0,03</text:p>
          </table:table-cell>
          <table:table-cell table:formula="oooc:=['4530_3060_111V 0P100'.F57] - [pgach3060.F57]" office:value-type="float" office:value="0.23938774">
            <text:p>0,24</text:p>
          </table:table-cell>
          <table:table-cell table:formula="oooc:=['4530_3060_111V 0P100'.G57] - [pgach3060.G57]" office:value-type="float" office:value="-0.2862831">
            <text:p>-0,29</text:p>
          </table:table-cell>
          <table:table-cell office:value-type="float" office:value="0.13910487">
            <text:p>0,14</text:p>
          </table:table-cell>
          <table:table-cell office:value-type="float" office:value="-0.10481276">
            <text:p>-0,1</text:p>
          </table:table-cell>
          <table:table-cell office:value-type="float" office:value="10380.01953125">
            <text:p>10380,02</text:p>
          </table:table-cell>
          <table:table-cell office:value-type="float" office:value="1.7532531">
            <text:p>1,75</text:p>
          </table:table-cell>
          <table:table-cell office:value-type="float" office:value="10.90969181">
            <text:p>10,91</text:p>
          </table:table-cell>
          <table:table-cell office:value-type="float" office:value="30">
            <text:p>30</text:p>
          </table:table-cell>
          <table:table-cell office:value-type="float" office:value="0.92626953">
            <text:p>0,93</text:p>
          </table:table-cell>
          <table:table-cell office:value-type="float" office:value="0.40208727">
            <text:p>0,4</text:p>
          </table:table-cell>
        </table:table-row>
      </table:table>
      <table:table table:name="4530_3060_111V 0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00:26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3060-111V 0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 0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029299">
            <text:p>0,9</text:p>
          </table:table-cell>
          <table:table-cell office:value-type="float" office:value="-0.32004434">
            <text:p>-0,32</text:p>
          </table:table-cell>
          <table:table-cell office:value-type="float" office:value="-0.35001692">
            <text:p>-0,35</text:p>
          </table:table-cell>
          <table:table-cell office:value-type="float" office:value="0.08577663">
            <text:p>0,09</text:p>
          </table:table-cell>
          <table:table-cell office:value-type="float" office:value="-0.07069534">
            <text:p>-0,07</text:p>
          </table:table-cell>
          <table:table-cell office:value-type="float" office:value="-0.42026815">
            <text:p>-0,42</text:p>
          </table:table-cell>
          <table:table-cell office:value-type="float" office:value="-0.12214985">
            <text:p>-0,12</text:p>
          </table:table-cell>
          <table:table-cell office:value-type="float" office:value="0.01100536">
            <text:p>0,01</text:p>
          </table:table-cell>
          <table:table-cell office:value-type="float" office:value="10400.8984375">
            <text:p>10400,9</text:p>
          </table:table-cell>
          <table:table-cell office:value-type="float" office:value="1.73214114">
            <text:p>1,73</text:p>
          </table:table-cell>
          <table:table-cell office:value-type="float" office:value="10.91471577">
            <text:p>10,91</text:p>
          </table:table-cell>
          <table:table-cell office:value-type="float" office:value="-5">
            <text:p>-5</text:p>
          </table:table-cell>
          <table:table-cell office:value-type="float" office:value="0.90029299">
            <text:p>0,9</text:p>
          </table:table-cell>
          <table:table-cell office:value-type="float" office:value="0.01446912">
            <text:p>0,01</text:p>
          </table:table-cell>
          <table:table-cell/>
          <table:table-cell office:value-type="float" office:value="0.420268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943359">
            <text:p>0,92</text:p>
          </table:table-cell>
          <table:table-cell office:value-type="float" office:value="-0.32784981">
            <text:p>-0,33</text:p>
          </table:table-cell>
          <table:table-cell office:value-type="float" office:value="-0.33820599">
            <text:p>-0,34</text:p>
          </table:table-cell>
          <table:table-cell office:value-type="float" office:value="0.09848671">
            <text:p>0,1</text:p>
          </table:table-cell>
          <table:table-cell office:value-type="float" office:value="-0.06993897">
            <text:p>-0,07</text:p>
          </table:table-cell>
          <table:table-cell office:value-type="float" office:value="-0.36406577">
            <text:p>-0,36</text:p>
          </table:table-cell>
          <table:table-cell office:value-type="float" office:value="-0.1142953">
            <text:p>-0,11</text:p>
          </table:table-cell>
          <table:table-cell office:value-type="float" office:value="0.01237666">
            <text:p>0,01</text:p>
          </table:table-cell>
          <table:table-cell office:value-type="float" office:value="10397.03125">
            <text:p>10397,03</text:p>
          </table:table-cell>
          <table:table-cell office:value-type="float" office:value="1.73227537">
            <text:p>1,73</text:p>
          </table:table-cell>
          <table:table-cell office:value-type="float" office:value="10.91648865">
            <text:p>10,92</text:p>
          </table:table-cell>
          <table:table-cell office:value-type="float" office:value="-4">
            <text:p>-4</text:p>
          </table:table-cell>
          <table:table-cell office:value-type="float" office:value="0.91943359">
            <text:p>0,92</text:p>
          </table:table-cell>
          <table:table-cell office:value-type="float" office:value="-0.01334802">
            <text:p>-0,01</text:p>
          </table:table-cell>
          <table:table-cell/>
          <table:table-cell office:value-type="float" office:value="0.36406577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021482">
            <text:p>0,87</text:p>
          </table:table-cell>
          <table:table-cell office:value-type="float" office:value="-0.32727143">
            <text:p>-0,33</text:p>
          </table:table-cell>
          <table:table-cell office:value-type="float" office:value="-0.32859859">
            <text:p>-0,33</text:p>
          </table:table-cell>
          <table:table-cell office:value-type="float" office:value="0.10661814">
            <text:p>0,11</text:p>
          </table:table-cell>
          <table:table-cell office:value-type="float" office:value="-0.06718803">
            <text:p>-0,07</text:p>
          </table:table-cell>
          <table:table-cell office:value-type="float" office:value="-0.35251346">
            <text:p>-0,35</text:p>
          </table:table-cell>
          <table:table-cell office:value-type="float" office:value="-0.10632675">
            <text:p>-0,11</text:p>
          </table:table-cell>
          <table:table-cell office:value-type="float" office:value="0.01315119">
            <text:p>0,01</text:p>
          </table:table-cell>
          <table:table-cell office:value-type="float" office:value="10389.8828125">
            <text:p>10389,88</text:p>
          </table:table-cell>
          <table:table-cell office:value-type="float" office:value="1.73121941">
            <text:p>1,73</text:p>
          </table:table-cell>
          <table:table-cell office:value-type="float" office:value="10.91521454">
            <text:p>10,92</text:p>
          </table:table-cell>
          <table:table-cell office:value-type="float" office:value="-3">
            <text:p>-3</text:p>
          </table:table-cell>
          <table:table-cell office:value-type="float" office:value="0.87021482">
            <text:p>0,87</text:p>
          </table:table-cell>
          <table:table-cell office:value-type="float" office:value="-0.01210181">
            <text:p>-0,01</text:p>
          </table:table-cell>
          <table:table-cell/>
          <table:table-cell office:value-type="float" office:value="0.35251346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900389">
            <text:p>0,93</text:p>
          </table:table-cell>
          <table:table-cell office:value-type="float" office:value="-0.32103512">
            <text:p>-0,32</text:p>
          </table:table-cell>
          <table:table-cell office:value-type="float" office:value="-0.32685682">
            <text:p>-0,33</text:p>
          </table:table-cell>
          <table:table-cell office:value-type="float" office:value="0.11298076">
            <text:p>0,11</text:p>
          </table:table-cell>
          <table:table-cell office:value-type="float" office:value="-0.05603924">
            <text:p>-0,06</text:p>
          </table:table-cell>
          <table:table-cell office:value-type="float" office:value="-0.3602083">
            <text:p>-0,36</text:p>
          </table:table-cell>
          <table:table-cell office:value-type="float" office:value="-0.09856498">
            <text:p>-0,1</text:p>
          </table:table-cell>
          <table:table-cell office:value-type="float" office:value="0.0146082">
            <text:p>0,01</text:p>
          </table:table-cell>
          <table:table-cell office:value-type="float" office:value="10391.9921875">
            <text:p>10391,99</text:p>
          </table:table-cell>
          <table:table-cell office:value-type="float" office:value="1.73136592">
            <text:p>1,73</text:p>
          </table:table-cell>
          <table:table-cell office:value-type="float" office:value="10.91550732">
            <text:p>10,92</text:p>
          </table:table-cell>
          <table:table-cell office:value-type="float" office:value="-2">
            <text:p>-2</text:p>
          </table:table-cell>
          <table:table-cell office:value-type="float" office:value="0.92900389">
            <text:p>0,93</text:p>
          </table:table-cell>
          <table:table-cell office:value-type="float" office:value="-0.00140137">
            <text:p>0</text:p>
          </table:table-cell>
          <table:table-cell/>
          <table:table-cell office:value-type="float" office:value="0.360208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242186">
            <text:p>0,93</text:p>
          </table:table-cell>
          <table:table-cell office:value-type="float" office:value="-0.31909379">
            <text:p>-0,32</text:p>
          </table:table-cell>
          <table:table-cell office:value-type="float" office:value="-0.3180626">
            <text:p>-0,32</text:p>
          </table:table-cell>
          <table:table-cell office:value-type="float" office:value="0.11937876">
            <text:p>0,12</text:p>
          </table:table-cell>
          <table:table-cell office:value-type="float" office:value="-0.05413794">
            <text:p>-0,05</text:p>
          </table:table-cell>
          <table:table-cell office:value-type="float" office:value="-0.3605352">
            <text:p>-0,36</text:p>
          </table:table-cell>
          <table:table-cell office:value-type="float" office:value="-0.09027568">
            <text:p>-0,09</text:p>
          </table:table-cell>
          <table:table-cell office:value-type="float" office:value="0.01528433">
            <text:p>0,02</text:p>
          </table:table-cell>
          <table:table-cell office:value-type="float" office:value="10393.3984375">
            <text:p>10393,4</text:p>
          </table:table-cell>
          <table:table-cell office:value-type="float" office:value="1.73028564">
            <text:p>1,73</text:p>
          </table:table-cell>
          <table:table-cell office:value-type="float" office:value="10.91607857">
            <text:p>10,92</text:p>
          </table:table-cell>
          <table:table-cell office:value-type="float" office:value="-1">
            <text:p>-1</text:p>
          </table:table-cell>
          <table:table-cell office:value-type="float" office:value="0.93242186">
            <text:p>0,93</text:p>
          </table:table-cell>
          <table:table-cell office:value-type="float" office:value="0.00531519">
            <text:p>0,01</text:p>
          </table:table-cell>
          <table:table-cell/>
          <table:table-cell office:value-type="float" office:value="0.3605352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718748">
            <text:p>1,02</text:p>
          </table:table-cell>
          <table:table-cell office:value-type="float" office:value="-0.31697145">
            <text:p>-0,32</text:p>
          </table:table-cell>
          <table:table-cell office:value-type="float" office:value="-0.31567833">
            <text:p>-0,32</text:p>
          </table:table-cell>
          <table:table-cell office:value-type="float" office:value="0.12997639">
            <text:p>0,13</text:p>
          </table:table-cell>
          <table:table-cell office:value-type="float" office:value="-0.04582815">
            <text:p>-0,05</text:p>
          </table:table-cell>
          <table:table-cell office:value-type="float" office:value="-0.37135321">
            <text:p>-0,37</text:p>
          </table:table-cell>
          <table:table-cell office:value-type="float" office:value="-0.08256692">
            <text:p>-0,08</text:p>
          </table:table-cell>
          <table:table-cell office:value-type="float" office:value="0.01564621">
            <text:p>0,02</text:p>
          </table:table-cell>
          <table:table-cell office:value-type="float" office:value="10401.03515625">
            <text:p>10401,04</text:p>
          </table:table-cell>
          <table:table-cell office:value-type="float" office:value="1.73154902">
            <text:p>1,73</text:p>
          </table:table-cell>
          <table:table-cell office:value-type="float" office:value="10.91648865">
            <text:p>10,92</text:p>
          </table:table-cell>
          <table:table-cell office:value-type="float" office:value="0">
            <text:p>0</text:p>
          </table:table-cell>
          <table:table-cell office:value-type="float" office:value="1.01718748">
            <text:p>1,02</text:p>
          </table:table-cell>
          <table:table-cell office:value-type="float" office:value="0.01964917">
            <text:p>0,02</text:p>
          </table:table-cell>
          <table:table-cell/>
          <table:table-cell office:value-type="float" office:value="0.37135321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986329">
            <text:p>0,91</text:p>
          </table:table-cell>
          <table:table-cell office:value-type="float" office:value="-0.31916922">
            <text:p>-0,32</text:p>
          </table:table-cell>
          <table:table-cell office:value-type="float" office:value="-0.31185344">
            <text:p>-0,31</text:p>
          </table:table-cell>
          <table:table-cell office:value-type="float" office:value="0.14301497">
            <text:p>0,14</text:p>
          </table:table-cell>
          <table:table-cell office:value-type="float" office:value="-0.03881871">
            <text:p>-0,04</text:p>
          </table:table-cell>
          <table:table-cell office:value-type="float" office:value="-0.37973204">
            <text:p>-0,38</text:p>
          </table:table-cell>
          <table:table-cell office:value-type="float" office:value="-0.07488202">
            <text:p>-0,07</text:p>
          </table:table-cell>
          <table:table-cell office:value-type="float" office:value="0.01531608">
            <text:p>0,02</text:p>
          </table:table-cell>
          <table:table-cell office:value-type="float" office:value="10391.7578125">
            <text:p>10391,76</text:p>
          </table:table-cell>
          <table:table-cell office:value-type="float" office:value="1.73180544">
            <text:p>1,73</text:p>
          </table:table-cell>
          <table:table-cell office:value-type="float" office:value="10.91572666">
            <text:p>10,92</text:p>
          </table:table-cell>
          <table:table-cell office:value-type="float" office:value="1">
            <text:p>1</text:p>
          </table:table-cell>
          <table:table-cell office:value-type="float" office:value="0.90986329">
            <text:p>0,91</text:p>
          </table:table-cell>
          <table:table-cell office:value-type="float" office:value="0.03829236">
            <text:p>0,04</text:p>
          </table:table-cell>
          <table:table-cell/>
          <table:table-cell office:value-type="float" office:value="0.37973204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642576">
            <text:p>0,99</text:p>
          </table:table-cell>
          <table:table-cell office:value-type="float" office:value="-0.31334531">
            <text:p>-0,31</text:p>
          </table:table-cell>
          <table:table-cell office:value-type="float" office:value="-0.3106136">
            <text:p>-0,31</text:p>
          </table:table-cell>
          <table:table-cell office:value-type="float" office:value="0.14867008">
            <text:p>0,15</text:p>
          </table:table-cell>
          <table:table-cell office:value-type="float" office:value="-0.03246204">
            <text:p>-0,03</text:p>
          </table:table-cell>
          <table:table-cell office:value-type="float" office:value="-0.37979743">
            <text:p>-0,38</text:p>
          </table:table-cell>
          <table:table-cell office:value-type="float" office:value="-0.06764778">
            <text:p>-0,07</text:p>
          </table:table-cell>
          <table:table-cell office:value-type="float" office:value="0.0153383">
            <text:p>0,02</text:p>
          </table:table-cell>
          <table:table-cell office:value-type="float" office:value="10401.2890625">
            <text:p>10401,29</text:p>
          </table:table-cell>
          <table:table-cell office:value-type="float" office:value="1.73349607">
            <text:p>1,73</text:p>
          </table:table-cell>
          <table:table-cell office:value-type="float" office:value="10.91641521">
            <text:p>10,92</text:p>
          </table:table-cell>
          <table:table-cell office:value-type="float" office:value="2">
            <text:p>2</text:p>
          </table:table-cell>
          <table:table-cell office:value-type="float" office:value="0.98642576">
            <text:p>0,99</text:p>
          </table:table-cell>
          <table:table-cell office:value-type="float" office:value="0.05051929">
            <text:p>0,05</text:p>
          </table:table-cell>
          <table:table-cell/>
          <table:table-cell office:value-type="float" office:value="0.3797974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0898433">
            <text:p>1,01</text:p>
          </table:table-cell>
          <table:table-cell office:value-type="float" office:value="-0.30412158">
            <text:p>-0,3</text:p>
          </table:table-cell>
          <table:table-cell office:value-type="float" office:value="-0.30857569">
            <text:p>-0,31</text:p>
          </table:table-cell>
          <table:table-cell office:value-type="float" office:value="0.1491148">
            <text:p>0,15</text:p>
          </table:table-cell>
          <table:table-cell office:value-type="float" office:value="-0.02809474">
            <text:p>-0,03</text:p>
          </table:table-cell>
          <table:table-cell office:value-type="float" office:value="-0.37532133">
            <text:p>-0,38</text:p>
          </table:table-cell>
          <table:table-cell office:value-type="float" office:value="-0.05994697">
            <text:p>-0,06</text:p>
          </table:table-cell>
          <table:table-cell office:value-type="float" office:value="0.01488754">
            <text:p>0,01</text:p>
          </table:table-cell>
          <table:table-cell office:value-type="float" office:value="10402.96875">
            <text:p>10402,97</text:p>
          </table:table-cell>
          <table:table-cell office:value-type="float" office:value="1.73503411">
            <text:p>1,74</text:p>
          </table:table-cell>
          <table:table-cell office:value-type="float" office:value="10.9147892">
            <text:p>10,91</text:p>
          </table:table-cell>
          <table:table-cell office:value-type="float" office:value="3">
            <text:p>3</text:p>
          </table:table-cell>
          <table:table-cell office:value-type="float" office:value="1.00898433">
            <text:p>1,01</text:p>
          </table:table-cell>
          <table:table-cell office:value-type="float" office:value="0.05568432">
            <text:p>0,06</text:p>
          </table:table-cell>
          <table:table-cell/>
          <table:table-cell office:value-type="float" office:value="0.3753213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251954">
            <text:p>0,88</text:p>
          </table:table-cell>
          <table:table-cell office:value-type="float" office:value="-0.29447538">
            <text:p>-0,29</text:p>
          </table:table-cell>
          <table:table-cell office:value-type="float" office:value="-0.30502185">
            <text:p>-0,31</text:p>
          </table:table-cell>
          <table:table-cell office:value-type="float" office:value="0.15124746">
            <text:p>0,15</text:p>
          </table:table-cell>
          <table:table-cell office:value-type="float" office:value="-0.02172771">
            <text:p>-0,02</text:p>
          </table:table-cell>
          <table:table-cell office:value-type="float" office:value="-0.37258542">
            <text:p>-0,37</text:p>
          </table:table-cell>
          <table:table-cell office:value-type="float" office:value="-0.05173986">
            <text:p>-0,05</text:p>
          </table:table-cell>
          <table:table-cell office:value-type="float" office:value="0.01359242">
            <text:p>0,01</text:p>
          </table:table-cell>
          <table:table-cell office:value-type="float" office:value="10409.765625">
            <text:p>10409,77</text:p>
          </table:table-cell>
          <table:table-cell office:value-type="float" office:value="1.73745728">
            <text:p>1,74</text:p>
          </table:table-cell>
          <table:table-cell office:value-type="float" office:value="10.91672325">
            <text:p>10,92</text:p>
          </table:table-cell>
          <table:table-cell office:value-type="float" office:value="4">
            <text:p>4</text:p>
          </table:table-cell>
          <table:table-cell office:value-type="float" office:value="0.88251954">
            <text:p>0,88</text:p>
          </table:table-cell>
          <table:table-cell office:value-type="float" office:value="0.06217566">
            <text:p>0,06</text:p>
          </table:table-cell>
          <table:table-cell/>
          <table:table-cell office:value-type="float" office:value="0.37258542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26953">
            <text:p>0,93</text:p>
          </table:table-cell>
          <table:table-cell office:value-type="float" office:value="-0.28669506">
            <text:p>-0,29</text:p>
          </table:table-cell>
          <table:table-cell office:value-type="float" office:value="-0.30349591">
            <text:p>-0,3</text:p>
          </table:table-cell>
          <table:table-cell office:value-type="float" office:value="0.1526625">
            <text:p>0,15</text:p>
          </table:table-cell>
          <table:table-cell office:value-type="float" office:value="-0.01610668">
            <text:p>-0,02</text:p>
          </table:table-cell>
          <table:table-cell office:value-type="float" office:value="-0.36921576">
            <text:p>-0,37</text:p>
          </table:table-cell>
          <table:table-cell office:value-type="float" office:value="-0.04411063">
            <text:p>-0,04</text:p>
          </table:table-cell>
          <table:table-cell office:value-type="float" office:value="0.01263378">
            <text:p>0,01</text:p>
          </table:table-cell>
          <table:table-cell office:value-type="float" office:value="10411.54296875">
            <text:p>10411,54</text:p>
          </table:table-cell>
          <table:table-cell office:value-type="float" office:value="1.73840332">
            <text:p>1,74</text:p>
          </table:table-cell>
          <table:table-cell office:value-type="float" office:value="10.91641521">
            <text:p>10,92</text:p>
          </table:table-cell>
          <table:table-cell office:value-type="float" office:value="5">
            <text:p>5</text:p>
          </table:table-cell>
          <table:table-cell office:value-type="float" office:value="0.92626953">
            <text:p>0,93</text:p>
          </table:table-cell>
          <table:table-cell office:value-type="float" office:value="0.07029358">
            <text:p>0,07</text:p>
          </table:table-cell>
          <table:table-cell/>
          <table:table-cell office:value-type="float" office:value="0.36921576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251954">
            <text:p>0,88</text:p>
          </table:table-cell>
          <table:table-cell office:value-type="float" office:value="-0.27956855">
            <text:p>-0,28</text:p>
          </table:table-cell>
          <table:table-cell office:value-type="float" office:value="-0.29792422">
            <text:p>-0,3</text:p>
          </table:table-cell>
          <table:table-cell office:value-type="float" office:value="0.15554312">
            <text:p>0,16</text:p>
          </table:table-cell>
          <table:table-cell office:value-type="float" office:value="-0.01469754">
            <text:p>-0,01</text:p>
          </table:table-cell>
          <table:table-cell office:value-type="float" office:value="-0.36298949">
            <text:p>-0,36</text:p>
          </table:table-cell>
          <table:table-cell office:value-type="float" office:value="-0.03613148">
            <text:p>-0,04</text:p>
          </table:table-cell>
          <table:table-cell office:value-type="float" office:value="0.01121486">
            <text:p>0,01</text:p>
          </table:table-cell>
          <table:table-cell office:value-type="float" office:value="10411.23046875">
            <text:p>10411,23</text:p>
          </table:table-cell>
          <table:table-cell office:value-type="float" office:value="1.73943484">
            <text:p>1,74</text:p>
          </table:table-cell>
          <table:table-cell office:value-type="float" office:value="10.91452599">
            <text:p>10,91</text:p>
          </table:table-cell>
          <table:table-cell office:value-type="float" office:value="6">
            <text:p>6</text:p>
          </table:table-cell>
          <table:table-cell office:value-type="float" office:value="0.88251954">
            <text:p>0,88</text:p>
          </table:table-cell>
          <table:table-cell office:value-type="float" office:value="0.07669983">
            <text:p>0,08</text:p>
          </table:table-cell>
          <table:table-cell/>
          <table:table-cell office:value-type="float" office:value="0.3629894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953127">
            <text:p>0,87</text:p>
          </table:table-cell>
          <table:table-cell office:value-type="float" office:value="-0.26618561">
            <text:p>-0,27</text:p>
          </table:table-cell>
          <table:table-cell office:value-type="float" office:value="-0.30166879">
            <text:p>-0,3</text:p>
          </table:table-cell>
          <table:table-cell office:value-type="float" office:value="0.15343572">
            <text:p>0,15</text:p>
          </table:table-cell>
          <table:table-cell office:value-type="float" office:value="-0.00453308">
            <text:p>0</text:p>
          </table:table-cell>
          <table:table-cell office:value-type="float" office:value="-0.36017311">
            <text:p>-0,36</text:p>
          </table:table-cell>
          <table:table-cell office:value-type="float" office:value="-0.02814173">
            <text:p>-0,03</text:p>
          </table:table-cell>
          <table:table-cell office:value-type="float" office:value="0.00942137">
            <text:p>0,01</text:p>
          </table:table-cell>
          <table:table-cell office:value-type="float" office:value="10410.44921875">
            <text:p>10410,45</text:p>
          </table:table-cell>
          <table:table-cell office:value-type="float" office:value="1.74088132">
            <text:p>1,74</text:p>
          </table:table-cell>
          <table:table-cell office:value-type="float" office:value="10.91562462">
            <text:p>10,92</text:p>
          </table:table-cell>
          <table:table-cell office:value-type="float" office:value="7">
            <text:p>7</text:p>
          </table:table-cell>
          <table:table-cell office:value-type="float" office:value="0.86953127">
            <text:p>0,87</text:p>
          </table:table-cell>
          <table:table-cell office:value-type="float" office:value="0.08580872">
            <text:p>0,09</text:p>
          </table:table-cell>
          <table:table-cell/>
          <table:table-cell office:value-type="float" office:value="0.36017311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302736">
            <text:p>0,9</text:p>
          </table:table-cell>
          <table:table-cell office:value-type="float" office:value="-0.25885287">
            <text:p>-0,26</text:p>
          </table:table-cell>
          <table:table-cell office:value-type="float" office:value="-0.2994853">
            <text:p>-0,3</text:p>
          </table:table-cell>
          <table:table-cell office:value-type="float" office:value="0.15425442">
            <text:p>0,15</text:p>
          </table:table-cell>
          <table:table-cell office:value-type="float" office:value="-0.00053361">
            <text:p>0</text:p>
          </table:table-cell>
          <table:table-cell office:value-type="float" office:value="-0.35482696">
            <text:p>-0,35</text:p>
          </table:table-cell>
          <table:table-cell office:value-type="float" office:value="-0.02047804">
            <text:p>-0,02</text:p>
          </table:table-cell>
          <table:table-cell office:value-type="float" office:value="0.00741203">
            <text:p>0,01</text:p>
          </table:table-cell>
          <table:table-cell office:value-type="float" office:value="10411.19140625">
            <text:p>10411,19</text:p>
          </table:table-cell>
          <table:table-cell office:value-type="float" office:value="1.74056399">
            <text:p>1,74</text:p>
          </table:table-cell>
          <table:table-cell office:value-type="float" office:value="10.91473103">
            <text:p>10,91</text:p>
          </table:table-cell>
          <table:table-cell office:value-type="float" office:value="8">
            <text:p>8</text:p>
          </table:table-cell>
          <table:table-cell office:value-type="float" office:value="0.90302736">
            <text:p>0,9</text:p>
          </table:table-cell>
          <table:table-cell office:value-type="float" office:value="0.09422193">
            <text:p>0,09</text:p>
          </table:table-cell>
          <table:table-cell/>
          <table:table-cell office:value-type="float" office:value="0.35482696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115233">
            <text:p>0,88</text:p>
          </table:table-cell>
          <table:table-cell office:value-type="float" office:value="-0.25062999">
            <text:p>-0,25</text:p>
          </table:table-cell>
          <table:table-cell office:value-type="float" office:value="-0.2984814">
            <text:p>-0,3</text:p>
          </table:table-cell>
          <table:table-cell office:value-type="float" office:value="0.15619504">
            <text:p>0,16</text:p>
          </table:table-cell>
          <table:table-cell office:value-type="float" office:value="0.00751714">
            <text:p>0,01</text:p>
          </table:table-cell>
          <table:table-cell office:value-type="float" office:value="-0.3559837">
            <text:p>-0,36</text:p>
          </table:table-cell>
          <table:table-cell office:value-type="float" office:value="-0.01314836">
            <text:p>-0,01</text:p>
          </table:table-cell>
          <table:table-cell office:value-type="float" office:value="0.00523127">
            <text:p>0,01</text:p>
          </table:table-cell>
          <table:table-cell office:value-type="float" office:value="10410.9765625">
            <text:p>10410,98</text:p>
          </table:table-cell>
          <table:table-cell office:value-type="float" office:value="1.74050295">
            <text:p>1,74</text:p>
          </table:table-cell>
          <table:table-cell office:value-type="float" office:value="10.91599083">
            <text:p>10,92</text:p>
          </table:table-cell>
          <table:table-cell office:value-type="float" office:value="9">
            <text:p>9</text:p>
          </table:table-cell>
          <table:table-cell office:value-type="float" office:value="0.88115233">
            <text:p>0,88</text:p>
          </table:table-cell>
          <table:table-cell office:value-type="float" office:value="0.10778015">
            <text:p>0,11</text:p>
          </table:table-cell>
          <table:table-cell/>
          <table:table-cell office:value-type="float" office:value="0.3559837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455079">
            <text:p>0,96</text:p>
          </table:table-cell>
          <table:table-cell office:value-type="float" office:value="-0.2450726">
            <text:p>-0,25</text:p>
          </table:table-cell>
          <table:table-cell office:value-type="float" office:value="-0.29609212">
            <text:p>-0,3</text:p>
          </table:table-cell>
          <table:table-cell office:value-type="float" office:value="0.16056651">
            <text:p>0,16</text:p>
          </table:table-cell>
          <table:table-cell office:value-type="float" office:value="0.01348009">
            <text:p>0,01</text:p>
          </table:table-cell>
          <table:table-cell office:value-type="float" office:value="-0.35436428">
            <text:p>-0,35</text:p>
          </table:table-cell>
          <table:table-cell office:value-type="float" office:value="-0.00538924">
            <text:p>-0,01</text:p>
          </table:table-cell>
          <table:table-cell office:value-type="float" office:value="0.00305369">
            <text:p>0</text:p>
          </table:table-cell>
          <table:table-cell office:value-type="float" office:value="10405.859375">
            <text:p>10405,86</text:p>
          </table:table-cell>
          <table:table-cell office:value-type="float" office:value="1.74194944">
            <text:p>1,74</text:p>
          </table:table-cell>
          <table:table-cell office:value-type="float" office:value="10.91616631">
            <text:p>10,92</text:p>
          </table:table-cell>
          <table:table-cell office:value-type="float" office:value="10">
            <text:p>10</text:p>
          </table:table-cell>
          <table:table-cell office:value-type="float" office:value="0.96455079">
            <text:p>0,96</text:p>
          </table:table-cell>
          <table:table-cell office:value-type="float" office:value="0.11831543">
            <text:p>0,12</text:p>
          </table:table-cell>
          <table:table-cell/>
          <table:table-cell office:value-type="float" office:value="0.3543642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849608">
            <text:p>0,91</text:p>
          </table:table-cell>
          <table:table-cell office:value-type="float" office:value="-0.24310112">
            <text:p>-0,24</text:p>
          </table:table-cell>
          <table:table-cell office:value-type="float" office:value="-0.28813615">
            <text:p>-0,29</text:p>
          </table:table-cell>
          <table:table-cell office:value-type="float" office:value="0.17325637">
            <text:p>0,17</text:p>
          </table:table-cell>
          <table:table-cell office:value-type="float" office:value="0.01668174">
            <text:p>0,02</text:p>
          </table:table-cell>
          <table:table-cell office:value-type="float" office:value="-0.35875985">
            <text:p>-0,36</text:p>
          </table:table-cell>
          <table:table-cell office:value-type="float" office:value="0.00205443">
            <text:p>0</text:p>
          </table:table-cell>
          <table:table-cell office:value-type="float" office:value="0.00003492">
            <text:p>0</text:p>
          </table:table-cell>
          <table:table-cell office:value-type="float" office:value="10410.41015625">
            <text:p>10410,41</text:p>
          </table:table-cell>
          <table:table-cell office:value-type="float" office:value="1.74227297">
            <text:p>1,74</text:p>
          </table:table-cell>
          <table:table-cell office:value-type="float" office:value="10.91483307">
            <text:p>10,91</text:p>
          </table:table-cell>
          <table:table-cell office:value-type="float" office:value="11">
            <text:p>11</text:p>
          </table:table-cell>
          <table:table-cell office:value-type="float" office:value="0.90849608">
            <text:p>0,91</text:p>
          </table:table-cell>
          <table:table-cell office:value-type="float" office:value="0.12979163">
            <text:p>0,13</text:p>
          </table:table-cell>
          <table:table-cell/>
          <table:table-cell office:value-type="float" office:value="0.35875985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45703">
            <text:p>0,88</text:p>
          </table:table-cell>
          <table:table-cell office:value-type="float" office:value="-0.23676421">
            <text:p>-0,24</text:p>
          </table:table-cell>
          <table:table-cell office:value-type="float" office:value="-0.28468272">
            <text:p>-0,28</text:p>
          </table:table-cell>
          <table:table-cell office:value-type="float" office:value="0.1795634">
            <text:p>0,18</text:p>
          </table:table-cell>
          <table:table-cell office:value-type="float" office:value="0.02298661">
            <text:p>0,02</text:p>
          </table:table-cell>
          <table:table-cell office:value-type="float" office:value="-0.35994679">
            <text:p>-0,36</text:p>
          </table:table-cell>
          <table:table-cell office:value-type="float" office:value="0.01015817">
            <text:p>0,01</text:p>
          </table:table-cell>
          <table:table-cell office:value-type="float" office:value="-0.00298386">
            <text:p>0</text:p>
          </table:table-cell>
          <table:table-cell office:value-type="float" office:value="10411.46484375">
            <text:p>10411,46</text:p>
          </table:table-cell>
          <table:table-cell office:value-type="float" office:value="1.74298704">
            <text:p>1,74</text:p>
          </table:table-cell>
          <table:table-cell office:value-type="float" office:value="10.91241646">
            <text:p>10,91</text:p>
          </table:table-cell>
          <table:table-cell office:value-type="float" office:value="12">
            <text:p>12</text:p>
          </table:table-cell>
          <table:table-cell office:value-type="float" office:value="0.8845703">
            <text:p>0,88</text:p>
          </table:table-cell>
          <table:table-cell office:value-type="float" office:value="0.14086242">
            <text:p>0,14</text:p>
          </table:table-cell>
          <table:table-cell/>
          <table:table-cell office:value-type="float" office:value="0.3599467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287107">
            <text:p>0,84</text:p>
          </table:table-cell>
          <table:table-cell office:value-type="float" office:value="-0.23251446">
            <text:p>-0,23</text:p>
          </table:table-cell>
          <table:table-cell office:value-type="float" office:value="-0.27938712">
            <text:p>-0,28</text:p>
          </table:table-cell>
          <table:table-cell office:value-type="float" office:value="0.18497592">
            <text:p>0,18</text:p>
          </table:table-cell>
          <table:table-cell office:value-type="float" office:value="0.02676849">
            <text:p>0,03</text:p>
          </table:table-cell>
          <table:table-cell office:value-type="float" office:value="-0.35938349">
            <text:p>-0,36</text:p>
          </table:table-cell>
          <table:table-cell office:value-type="float" office:value="0.01740302">
            <text:p>0,02</text:p>
          </table:table-cell>
          <table:table-cell office:value-type="float" office:value="-0.00634228">
            <text:p>-0,01</text:p>
          </table:table-cell>
          <table:table-cell office:value-type="float" office:value="10399.0625">
            <text:p>10399,06</text:p>
          </table:table-cell>
          <table:table-cell office:value-type="float" office:value="1.74401248">
            <text:p>1,74</text:p>
          </table:table-cell>
          <table:table-cell office:value-type="float" office:value="10.9135437">
            <text:p>10,91</text:p>
          </table:table-cell>
          <table:table-cell office:value-type="float" office:value="13">
            <text:p>13</text:p>
          </table:table-cell>
          <table:table-cell office:value-type="float" office:value="0.84287107">
            <text:p>0,84</text:p>
          </table:table-cell>
          <table:table-cell office:value-type="float" office:value="0.15309936">
            <text:p>0,15</text:p>
          </table:table-cell>
          <table:table-cell/>
          <table:table-cell office:value-type="float" office:value="0.3593834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73047">
            <text:p>0,82</text:p>
          </table:table-cell>
          <table:table-cell office:value-type="float" office:value="-0.2251918">
            <text:p>-0,23</text:p>
          </table:table-cell>
          <table:table-cell office:value-type="float" office:value="-0.27506027">
            <text:p>-0,28</text:p>
          </table:table-cell>
          <table:table-cell office:value-type="float" office:value="0.18918061">
            <text:p>0,19</text:p>
          </table:table-cell>
          <table:table-cell office:value-type="float" office:value="0.03275216">
            <text:p>0,03</text:p>
          </table:table-cell>
          <table:table-cell office:value-type="float" office:value="-0.35708511">
            <text:p>-0,36</text:p>
          </table:table-cell>
          <table:table-cell office:value-type="float" office:value="0.02512238">
            <text:p>0,03</text:p>
          </table:table-cell>
          <table:table-cell office:value-type="float" office:value="-0.00998957">
            <text:p>-0,01</text:p>
          </table:table-cell>
          <table:table-cell office:value-type="float" office:value="10399.51171875">
            <text:p>10399,51</text:p>
          </table:table-cell>
          <table:table-cell office:value-type="float" office:value="1.74280393">
            <text:p>1,74</text:p>
          </table:table-cell>
          <table:table-cell office:value-type="float" office:value="10.9139986">
            <text:p>10,91</text:p>
          </table:table-cell>
          <table:table-cell office:value-type="float" office:value="14">
            <text:p>14</text:p>
          </table:table-cell>
          <table:table-cell office:value-type="float" office:value="0.82373047">
            <text:p>0,82</text:p>
          </table:table-cell>
          <table:table-cell office:value-type="float" office:value="0.16282386">
            <text:p>0,16</text:p>
          </table:table-cell>
          <table:table-cell/>
          <table:table-cell office:value-type="float" office:value="0.35708511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056641">
            <text:p>0,83</text:p>
          </table:table-cell>
          <table:table-cell office:value-type="float" office:value="-0.22132427">
            <text:p>-0,22</text:p>
          </table:table-cell>
          <table:table-cell office:value-type="float" office:value="-0.26954883">
            <text:p>-0,27</text:p>
          </table:table-cell>
          <table:table-cell office:value-type="float" office:value="0.19432025">
            <text:p>0,19</text:p>
          </table:table-cell>
          <table:table-cell office:value-type="float" office:value="0.03386082">
            <text:p>0,03</text:p>
          </table:table-cell>
          <table:table-cell office:value-type="float" office:value="-0.35376579">
            <text:p>-0,35</text:p>
          </table:table-cell>
          <table:table-cell office:value-type="float" office:value="0.0325899">
            <text:p>0,03</text:p>
          </table:table-cell>
          <table:table-cell office:value-type="float" office:value="-0.01386541">
            <text:p>-0,01</text:p>
          </table:table-cell>
          <table:table-cell office:value-type="float" office:value="10400.52734375">
            <text:p>10400,53</text:p>
          </table:table-cell>
          <table:table-cell office:value-type="float" office:value="1.74403071">
            <text:p>1,74</text:p>
          </table:table-cell>
          <table:table-cell office:value-type="float" office:value="10.9136467">
            <text:p>10,91</text:p>
          </table:table-cell>
          <table:table-cell office:value-type="float" office:value="15">
            <text:p>15</text:p>
          </table:table-cell>
          <table:table-cell office:value-type="float" office:value="0.83056641">
            <text:p>0,83</text:p>
          </table:table-cell>
          <table:table-cell office:value-type="float" office:value="0.17221302">
            <text:p>0,17</text:p>
          </table:table-cell>
          <table:table-cell/>
          <table:table-cell office:value-type="float" office:value="0.35376579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884767">
            <text:p>0,87</text:p>
          </table:table-cell>
          <table:table-cell office:value-type="float" office:value="-0.21480127">
            <text:p>-0,21</text:p>
          </table:table-cell>
          <table:table-cell office:value-type="float" office:value="-0.26454937">
            <text:p>-0,26</text:p>
          </table:table-cell>
          <table:table-cell office:value-type="float" office:value="0.19889385">
            <text:p>0,2</text:p>
          </table:table-cell>
          <table:table-cell office:value-type="float" office:value="0.0388757">
            <text:p>0,04</text:p>
          </table:table-cell>
          <table:table-cell office:value-type="float" office:value="-0.35208598">
            <text:p>-0,35</text:p>
          </table:table-cell>
          <table:table-cell office:value-type="float" office:value="0.04006538">
            <text:p>0,04</text:p>
          </table:table-cell>
          <table:table-cell office:value-type="float" office:value="-0.01821423">
            <text:p>-0,02</text:p>
          </table:table-cell>
          <table:table-cell office:value-type="float" office:value="10400.21484375">
            <text:p>10400,21</text:p>
          </table:table-cell>
          <table:table-cell office:value-type="float" office:value="1.7452209">
            <text:p>1,75</text:p>
          </table:table-cell>
          <table:table-cell office:value-type="float" office:value="10.91276741">
            <text:p>10,91</text:p>
          </table:table-cell>
          <table:table-cell office:value-type="float" office:value="16">
            <text:p>16</text:p>
          </table:table-cell>
          <table:table-cell office:value-type="float" office:value="0.86884767">
            <text:p>0,87</text:p>
          </table:table-cell>
          <table:table-cell office:value-type="float" office:value="0.1818424">
            <text:p>0,18</text:p>
          </table:table-cell>
          <table:table-cell/>
          <table:table-cell office:value-type="float" office:value="0.3520859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517579">
            <text:p>0,86</text:p>
          </table:table-cell>
          <table:table-cell office:value-type="float" office:value="-0.20579882">
            <text:p>-0,21</text:p>
          </table:table-cell>
          <table:table-cell office:value-type="float" office:value="-0.26248133">
            <text:p>-0,26</text:p>
          </table:table-cell>
          <table:table-cell office:value-type="float" office:value="0.20085974">
            <text:p>0,2</text:p>
          </table:table-cell>
          <table:table-cell office:value-type="float" office:value="0.04663634">
            <text:p>0,05</text:p>
          </table:table-cell>
          <table:table-cell office:value-type="float" office:value="-0.34899297">
            <text:p>-0,35</text:p>
          </table:table-cell>
          <table:table-cell office:value-type="float" office:value="0.04769196">
            <text:p>0,05</text:p>
          </table:table-cell>
          <table:table-cell office:value-type="float" office:value="-0.02286143">
            <text:p>-0,02</text:p>
          </table:table-cell>
          <table:table-cell office:value-type="float" office:value="10398.76953125">
            <text:p>10398,77</text:p>
          </table:table-cell>
          <table:table-cell office:value-type="float" office:value="1.74636841">
            <text:p>1,75</text:p>
          </table:table-cell>
          <table:table-cell office:value-type="float" office:value="10.9128561">
            <text:p>10,91</text:p>
          </table:table-cell>
          <table:table-cell office:value-type="float" office:value="17">
            <text:p>17</text:p>
          </table:table-cell>
          <table:table-cell office:value-type="float" office:value="0.85517579">
            <text:p>0,86</text:p>
          </table:table-cell>
          <table:table-cell office:value-type="float" office:value="0.19368397">
            <text:p>0,19</text:p>
          </table:table-cell>
          <table:table-cell/>
          <table:table-cell office:value-type="float" office:value="0.34899297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714844">
            <text:p>0,83</text:p>
          </table:table-cell>
          <table:table-cell office:value-type="float" office:value="-0.19879302">
            <text:p>-0,2</text:p>
          </table:table-cell>
          <table:table-cell office:value-type="float" office:value="-0.25707531">
            <text:p>-0,26</text:p>
          </table:table-cell>
          <table:table-cell office:value-type="float" office:value="0.20524636">
            <text:p>0,21</text:p>
          </table:table-cell>
          <table:table-cell office:value-type="float" office:value="0.05084822">
            <text:p>0,05</text:p>
          </table:table-cell>
          <table:table-cell office:value-type="float" office:value="-0.34614137">
            <text:p>-0,35</text:p>
          </table:table-cell>
          <table:table-cell office:value-type="float" office:value="0.05515949">
            <text:p>0,06</text:p>
          </table:table-cell>
          <table:table-cell office:value-type="float" office:value="-0.02792764">
            <text:p>-0,03</text:p>
          </table:table-cell>
          <table:table-cell office:value-type="float" office:value="10389.62890625">
            <text:p>10389,63</text:p>
          </table:table-cell>
          <table:table-cell office:value-type="float" office:value="1.74475098">
            <text:p>1,74</text:p>
          </table:table-cell>
          <table:table-cell office:value-type="float" office:value="10.91297245">
            <text:p>10,91</text:p>
          </table:table-cell>
          <table:table-cell office:value-type="float" office:value="18">
            <text:p>18</text:p>
          </table:table-cell>
          <table:table-cell office:value-type="float" office:value="0.82714844">
            <text:p>0,83</text:p>
          </table:table-cell>
          <table:table-cell office:value-type="float" office:value="0.20536536">
            <text:p>0,21</text:p>
          </table:table-cell>
          <table:table-cell/>
          <table:table-cell office:value-type="float" office:value="0.34614137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337888">
            <text:p>0,86</text:p>
          </table:table-cell>
          <table:table-cell office:value-type="float" office:value="-0.18827173">
            <text:p>-0,19</text:p>
          </table:table-cell>
          <table:table-cell office:value-type="float" office:value="-0.25631735">
            <text:p>-0,26</text:p>
          </table:table-cell>
          <table:table-cell office:value-type="float" office:value="0.20331584">
            <text:p>0,2</text:p>
          </table:table-cell>
          <table:table-cell office:value-type="float" office:value="0.05895077">
            <text:p>0,06</text:p>
          </table:table-cell>
          <table:table-cell office:value-type="float" office:value="-0.34224868">
            <text:p>-0,34</text:p>
          </table:table-cell>
          <table:table-cell office:value-type="float" office:value="0.06243615">
            <text:p>0,06</text:p>
          </table:table-cell>
          <table:table-cell office:value-type="float" office:value="-0.03271768">
            <text:p>-0,03</text:p>
          </table:table-cell>
          <table:table-cell office:value-type="float" office:value="10389.921875">
            <text:p>10389,92</text:p>
          </table:table-cell>
          <table:table-cell office:value-type="float" office:value="1.74384761">
            <text:p>1,74</text:p>
          </table:table-cell>
          <table:table-cell office:value-type="float" office:value="10.91390991">
            <text:p>10,91</text:p>
          </table:table-cell>
          <table:table-cell office:value-type="float" office:value="19">
            <text:p>19</text:p>
          </table:table-cell>
          <table:table-cell office:value-type="float" office:value="0.86337888">
            <text:p>0,86</text:p>
          </table:table-cell>
          <table:table-cell office:value-type="float" office:value="0.2151399">
            <text:p>0,22</text:p>
          </table:table-cell>
          <table:table-cell/>
          <table:table-cell office:value-type="float" office:value="0.34224868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304686">
            <text:p>0,82</text:p>
          </table:table-cell>
          <table:table-cell office:value-type="float" office:value="-0.1806121">
            <text:p>-0,18</text:p>
          </table:table-cell>
          <table:table-cell office:value-type="float" office:value="-0.25337088">
            <text:p>-0,25</text:p>
          </table:table-cell>
          <table:table-cell office:value-type="float" office:value="0.20444787">
            <text:p>0,2</text:p>
          </table:table-cell>
          <table:table-cell office:value-type="float" office:value="0.06416771">
            <text:p>0,06</text:p>
          </table:table-cell>
          <table:table-cell office:value-type="float" office:value="-0.33741552">
            <text:p>-0,34</text:p>
          </table:table-cell>
          <table:table-cell office:value-type="float" office:value="0.0698215">
            <text:p>0,07</text:p>
          </table:table-cell>
          <table:table-cell office:value-type="float" office:value="-0.03792356">
            <text:p>-0,04</text:p>
          </table:table-cell>
          <table:table-cell office:value-type="float" office:value="10381.09375">
            <text:p>10381,09</text:p>
          </table:table-cell>
          <table:table-cell office:value-type="float" office:value="1.74376833">
            <text:p>1,74</text:p>
          </table:table-cell>
          <table:table-cell office:value-type="float" office:value="10.91304588">
            <text:p>10,91</text:p>
          </table:table-cell>
          <table:table-cell office:value-type="float" office:value="20">
            <text:p>20</text:p>
          </table:table-cell>
          <table:table-cell office:value-type="float" office:value="0.82304686">
            <text:p>0,82</text:p>
          </table:table-cell>
          <table:table-cell office:value-type="float" office:value="0.22579528">
            <text:p>0,23</text:p>
          </table:table-cell>
          <table:table-cell/>
          <table:table-cell office:value-type="float" office:value="0.3374155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345706">
            <text:p>0,89</text:p>
          </table:table-cell>
          <table:table-cell office:value-type="float" office:value="-0.17607066">
            <text:p>-0,18</text:p>
          </table:table-cell>
          <table:table-cell office:value-type="float" office:value="-0.24777912">
            <text:p>-0,25</text:p>
          </table:table-cell>
          <table:table-cell office:value-type="float" office:value="0.21211942">
            <text:p>0,21</text:p>
          </table:table-cell>
          <table:table-cell office:value-type="float" office:value="0.07083004">
            <text:p>0,07</text:p>
          </table:table-cell>
          <table:table-cell office:value-type="float" office:value="-0.34234425">
            <text:p>-0,34</text:p>
          </table:table-cell>
          <table:table-cell office:value-type="float" office:value="0.07563223">
            <text:p>0,08</text:p>
          </table:table-cell>
          <table:table-cell office:value-type="float" office:value="-0.04281518">
            <text:p>-0,04</text:p>
          </table:table-cell>
          <table:table-cell office:value-type="float" office:value="10371.69921875">
            <text:p>10371,7</text:p>
          </table:table-cell>
          <table:table-cell office:value-type="float" office:value="1.73765862">
            <text:p>1,74</text:p>
          </table:table-cell>
          <table:table-cell office:value-type="float" office:value="10.91429138">
            <text:p>10,91</text:p>
          </table:table-cell>
          <table:table-cell office:value-type="float" office:value="21">
            <text:p>21</text:p>
          </table:table-cell>
          <table:table-cell office:value-type="float" office:value="0.89345706">
            <text:p>0,89</text:p>
          </table:table-cell>
          <table:table-cell office:value-type="float" office:value="0.24536438">
            <text:p>0,25</text:p>
          </table:table-cell>
          <table:table-cell/>
          <table:table-cell office:value-type="float" office:value="0.3423442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867188">
            <text:p>0,89</text:p>
          </table:table-cell>
          <table:table-cell office:value-type="float" office:value="-0.1714437">
            <text:p>-0,17</text:p>
          </table:table-cell>
          <table:table-cell office:value-type="float" office:value="-0.23927101">
            <text:p>-0,24</text:p>
          </table:table-cell>
          <table:table-cell office:value-type="float" office:value="0.21604109">
            <text:p>0,22</text:p>
          </table:table-cell>
          <table:table-cell office:value-type="float" office:value="0.06849874">
            <text:p>0,07</text:p>
          </table:table-cell>
          <table:table-cell office:value-type="float" office:value="-0.3324315">
            <text:p>-0,33</text:p>
          </table:table-cell>
          <table:table-cell office:value-type="float" office:value="0.08308385">
            <text:p>0,08</text:p>
          </table:table-cell>
          <table:table-cell office:value-type="float" office:value="-0.04863053">
            <text:p>-0,05</text:p>
          </table:table-cell>
          <table:table-cell office:value-type="float" office:value="10355.44921875">
            <text:p>10355,45</text:p>
          </table:table-cell>
          <table:table-cell office:value-type="float" office:value="1.73087764">
            <text:p>1,73</text:p>
          </table:table-cell>
          <table:table-cell office:value-type="float" office:value="10.91531658">
            <text:p>10,92</text:p>
          </table:table-cell>
          <table:table-cell office:value-type="float" office:value="22">
            <text:p>22</text:p>
          </table:table-cell>
          <table:table-cell office:value-type="float" office:value="0.88867188">
            <text:p>0,89</text:p>
          </table:table-cell>
          <table:table-cell office:value-type="float" office:value="0.25008398">
            <text:p>0,25</text:p>
          </table:table-cell>
          <table:table-cell/>
          <table:table-cell office:value-type="float" office:value="0.3324315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636721">
            <text:p>0,88</text:p>
          </table:table-cell>
          <table:table-cell office:value-type="float" office:value="-0.16069609">
            <text:p>-0,16</text:p>
          </table:table-cell>
          <table:table-cell office:value-type="float" office:value="-0.23935133">
            <text:p>-0,24</text:p>
          </table:table-cell>
          <table:table-cell office:value-type="float" office:value="0.21596529">
            <text:p>0,22</text:p>
          </table:table-cell>
          <table:table-cell office:value-type="float" office:value="0.0790932">
            <text:p>0,08</text:p>
          </table:table-cell>
          <table:table-cell office:value-type="float" office:value="-0.32780454">
            <text:p>-0,33</text:p>
          </table:table-cell>
          <table:table-cell office:value-type="float" office:value="0.09050631">
            <text:p>0,09</text:p>
          </table:table-cell>
          <table:table-cell office:value-type="float" office:value="-0.05484267">
            <text:p>-0,05</text:p>
          </table:table-cell>
          <table:table-cell office:value-type="float" office:value="10402.08984375">
            <text:p>10402,09</text:p>
          </table:table-cell>
          <table:table-cell office:value-type="float" office:value="1.74915767">
            <text:p>1,75</text:p>
          </table:table-cell>
          <table:table-cell office:value-type="float" office:value="10.91270924">
            <text:p>10,91</text:p>
          </table:table-cell>
          <table:table-cell office:value-type="float" office:value="23">
            <text:p>23</text:p>
          </table:table-cell>
          <table:table-cell office:value-type="float" office:value="0.87636721">
            <text:p>0,88</text:p>
          </table:table-cell>
          <table:table-cell office:value-type="float" office:value="0.26215577">
            <text:p>0,26</text:p>
          </table:table-cell>
          <table:table-cell/>
          <table:table-cell office:value-type="float" office:value="0.3278045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0371096">
            <text:p>0,9</text:p>
          </table:table-cell>
          <table:table-cell office:value-type="float" office:value="-0.15008931">
            <text:p>-0,15</text:p>
          </table:table-cell>
          <table:table-cell office:value-type="float" office:value="-0.23860843">
            <text:p>-0,24</text:p>
          </table:table-cell>
          <table:table-cell office:value-type="float" office:value="0.21329187">
            <text:p>0,21</text:p>
          </table:table-cell>
          <table:table-cell office:value-type="float" office:value="0.08890019">
            <text:p>0,09</text:p>
          </table:table-cell>
          <table:table-cell office:value-type="float" office:value="-0.34757471">
            <text:p>-0,35</text:p>
          </table:table-cell>
          <table:table-cell office:value-type="float" office:value="0.09793407">
            <text:p>0,1</text:p>
          </table:table-cell>
          <table:table-cell office:value-type="float" office:value="-0.06094687">
            <text:p>-0,06</text:p>
          </table:table-cell>
          <table:table-cell office:value-type="float" office:value="10391.5234375">
            <text:p>10391,52</text:p>
          </table:table-cell>
          <table:table-cell office:value-type="float" office:value="1.74901736">
            <text:p>1,75</text:p>
          </table:table-cell>
          <table:table-cell office:value-type="float" office:value="10.9126358">
            <text:p>10,91</text:p>
          </table:table-cell>
          <table:table-cell office:value-type="float" office:value="24">
            <text:p>24</text:p>
          </table:table-cell>
          <table:table-cell office:value-type="float" office:value="0.90371096">
            <text:p>0,9</text:p>
          </table:table-cell>
          <table:table-cell office:value-type="float" office:value="0.30986232">
            <text:p>0,31</text:p>
          </table:table-cell>
          <table:table-cell/>
          <table:table-cell office:value-type="float" office:value="0.34757471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95314">
            <text:p>0,93</text:p>
          </table:table-cell>
          <table:table-cell office:value-type="float" office:value="-0.14149423">
            <text:p>-0,14</text:p>
          </table:table-cell>
          <table:table-cell office:value-type="float" office:value="-0.23533069">
            <text:p>-0,24</text:p>
          </table:table-cell>
          <table:table-cell office:value-type="float" office:value="0.21421164">
            <text:p>0,21</text:p>
          </table:table-cell>
          <table:table-cell office:value-type="float" office:value="0.09570241">
            <text:p>0,1</text:p>
          </table:table-cell>
          <table:table-cell office:value-type="float" office:value="-0.34979764">
            <text:p>-0,35</text:p>
          </table:table-cell>
          <table:table-cell office:value-type="float" office:value="0.10477334">
            <text:p>0,1</text:p>
          </table:table-cell>
          <table:table-cell office:value-type="float" office:value="-0.06789228">
            <text:p>-0,07</text:p>
          </table:table-cell>
          <table:table-cell office:value-type="float" office:value="10380.46875">
            <text:p>10380,47</text:p>
          </table:table-cell>
          <table:table-cell office:value-type="float" office:value="1.74863279">
            <text:p>1,75</text:p>
          </table:table-cell>
          <table:table-cell office:value-type="float" office:value="10.91369057">
            <text:p>10,91</text:p>
          </table:table-cell>
          <table:table-cell office:value-type="float" office:value="25">
            <text:p>25</text:p>
          </table:table-cell>
          <table:table-cell office:value-type="float" office:value="0.92695314">
            <text:p>0,93</text:p>
          </table:table-cell>
          <table:table-cell office:value-type="float" office:value="0.32807007">
            <text:p>0,33</text:p>
          </table:table-cell>
          <table:table-cell/>
          <table:table-cell office:value-type="float" office:value="0.34979764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148435">
            <text:p>0,92</text:p>
          </table:table-cell>
          <table:table-cell office:value-type="float" office:value="-0.13229565">
            <text:p>-0,13</text:p>
          </table:table-cell>
          <table:table-cell office:value-type="float" office:value="-0.23485884">
            <text:p>-0,23</text:p>
          </table:table-cell>
          <table:table-cell office:value-type="float" office:value="0.21363047">
            <text:p>0,21</text:p>
          </table:table-cell>
          <table:table-cell office:value-type="float" office:value="0.10807383">
            <text:p>0,11</text:p>
          </table:table-cell>
          <table:table-cell office:value-type="float" office:value="-0.35246319">
            <text:p>-0,35</text:p>
          </table:table-cell>
          <table:table-cell office:value-type="float" office:value="0.11142705">
            <text:p>0,11</text:p>
          </table:table-cell>
          <table:table-cell office:value-type="float" office:value="-0.07417425">
            <text:p>-0,07</text:p>
          </table:table-cell>
          <table:table-cell office:value-type="float" office:value="10393.4375">
            <text:p>10393,44</text:p>
          </table:table-cell>
          <table:table-cell office:value-type="float" office:value="1.75311279">
            <text:p>1,75</text:p>
          </table:table-cell>
          <table:table-cell office:value-type="float" office:value="10.91168404">
            <text:p>10,91</text:p>
          </table:table-cell>
          <table:table-cell office:value-type="float" office:value="26">
            <text:p>26</text:p>
          </table:table-cell>
          <table:table-cell office:value-type="float" office:value="0.92148435">
            <text:p>0,92</text:p>
          </table:table-cell>
          <table:table-cell office:value-type="float" office:value="0.34858009">
            <text:p>0,35</text:p>
          </table:table-cell>
          <table:table-cell/>
          <table:table-cell office:value-type="float" office:value="0.35246319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328126">
            <text:p>0,91</text:p>
          </table:table-cell>
          <table:table-cell office:value-type="float" office:value="-0.12232256">
            <text:p>-0,12</text:p>
          </table:table-cell>
          <table:table-cell office:value-type="float" office:value="-0.23311707">
            <text:p>-0,23</text:p>
          </table:table-cell>
          <table:table-cell office:value-type="float" office:value="0.21054265">
            <text:p>0,21</text:p>
          </table:table-cell>
          <table:table-cell office:value-type="float" office:value="0.11818649">
            <text:p>0,12</text:p>
          </table:table-cell>
          <table:table-cell office:value-type="float" office:value="-0.35309184">
            <text:p>-0,35</text:p>
          </table:table-cell>
          <table:table-cell office:value-type="float" office:value="0.11781567">
            <text:p>0,12</text:p>
          </table:table-cell>
          <table:table-cell office:value-type="float" office:value="-0.08094824">
            <text:p>-0,08</text:p>
          </table:table-cell>
          <table:table-cell office:value-type="float" office:value="10377.3046875">
            <text:p>10377,3</text:p>
          </table:table-cell>
          <table:table-cell office:value-type="float" office:value="1.74897456">
            <text:p>1,75</text:p>
          </table:table-cell>
          <table:table-cell office:value-type="float" office:value="10.9135437">
            <text:p>10,91</text:p>
          </table:table-cell>
          <table:table-cell office:value-type="float" office:value="27">
            <text:p>27</text:p>
          </table:table-cell>
          <table:table-cell office:value-type="float" office:value="0.91328126">
            <text:p>0,91</text:p>
          </table:table-cell>
          <table:table-cell office:value-type="float" office:value="0.36773378">
            <text:p>0,37</text:p>
          </table:table-cell>
          <table:table-cell/>
          <table:table-cell office:value-type="float" office:value="0.35309184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601563">
            <text:p>0,92</text:p>
          </table:table-cell>
          <table:table-cell office:value-type="float" office:value="-0.11407954">
            <text:p>-0,11</text:p>
          </table:table-cell>
          <table:table-cell office:value-type="float" office:value="-0.22914661">
            <text:p>-0,23</text:p>
          </table:table-cell>
          <table:table-cell office:value-type="float" office:value="0.20883955">
            <text:p>0,21</text:p>
          </table:table-cell>
          <table:table-cell office:value-type="float" office:value="0.12478147">
            <text:p>0,12</text:p>
          </table:table-cell>
          <table:table-cell office:value-type="float" office:value="-0.35017484">
            <text:p>-0,35</text:p>
          </table:table-cell>
          <table:table-cell office:value-type="float" office:value="0.12482989">
            <text:p>0,12</text:p>
          </table:table-cell>
          <table:table-cell office:value-type="float" office:value="-0.08863326">
            <text:p>-0,09</text:p>
          </table:table-cell>
          <table:table-cell office:value-type="float" office:value="10382.83203125">
            <text:p>10382,83</text:p>
          </table:table-cell>
          <table:table-cell office:value-type="float" office:value="1.75285029">
            <text:p>1,75</text:p>
          </table:table-cell>
          <table:table-cell office:value-type="float" office:value="10.91150761">
            <text:p>10,91</text:p>
          </table:table-cell>
          <table:table-cell office:value-type="float" office:value="28">
            <text:p>28</text:p>
          </table:table-cell>
          <table:table-cell office:value-type="float" office:value="0.91601563">
            <text:p>0,92</text:p>
          </table:table-cell>
          <table:table-cell office:value-type="float" office:value="0.38153723">
            <text:p>0,38</text:p>
          </table:table-cell>
          <table:table-cell/>
          <table:table-cell office:value-type="float" office:value="0.35017484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935548">
            <text:p>0,89</text:p>
          </table:table-cell>
          <table:table-cell office:value-type="float" office:value="-0.10547441">
            <text:p>-0,11</text:p>
          </table:table-cell>
          <table:table-cell office:value-type="float" office:value="-0.22417729">
            <text:p>-0,22</text:p>
          </table:table-cell>
          <table:table-cell office:value-type="float" office:value="0.20824321">
            <text:p>0,21</text:p>
          </table:table-cell>
          <table:table-cell office:value-type="float" office:value="0.13015901">
            <text:p>0,13</text:p>
          </table:table-cell>
          <table:table-cell office:value-type="float" office:value="-0.34605587">
            <text:p>-0,35</text:p>
          </table:table-cell>
          <table:table-cell office:value-type="float" office:value="0.1322391">
            <text:p>0,13</text:p>
          </table:table-cell>
          <table:table-cell office:value-type="float" office:value="-0.0965754">
            <text:p>-0,1</text:p>
          </table:table-cell>
          <table:table-cell office:value-type="float" office:value="10381.34765625">
            <text:p>10381,35</text:p>
          </table:table-cell>
          <table:table-cell office:value-type="float" office:value="1.75097656">
            <text:p>1,75</text:p>
          </table:table-cell>
          <table:table-cell office:value-type="float" office:value="10.91194725">
            <text:p>10,91</text:p>
          </table:table-cell>
          <table:table-cell office:value-type="float" office:value="29">
            <text:p>29</text:p>
          </table:table-cell>
          <table:table-cell office:value-type="float" office:value="0.88935548">
            <text:p>0,89</text:p>
          </table:table-cell>
          <table:table-cell office:value-type="float" office:value="0.39413452">
            <text:p>0,39</text:p>
          </table:table-cell>
          <table:table-cell/>
          <table:table-cell office:value-type="float" office:value="0.34605587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626953">
            <text:p>0,93</text:p>
          </table:table-cell>
          <table:table-cell office:value-type="float" office:value="-0.09754322">
            <text:p>-0,1</text:p>
          </table:table-cell>
          <table:table-cell office:value-type="float" office:value="-0.21942379">
            <text:p>-0,22</text:p>
          </table:table-cell>
          <table:table-cell office:value-type="float" office:value="0.2087031">
            <text:p>0,21</text:p>
          </table:table-cell>
          <table:table-cell office:value-type="float" office:value="0.13559352">
            <text:p>0,14</text:p>
          </table:table-cell>
          <table:table-cell office:value-type="float" office:value="-0.33878851">
            <text:p>-0,34</text:p>
          </table:table-cell>
          <table:table-cell office:value-type="float" office:value="0.13910487">
            <text:p>0,14</text:p>
          </table:table-cell>
          <table:table-cell office:value-type="float" office:value="-0.10481276">
            <text:p>-0,1</text:p>
          </table:table-cell>
          <table:table-cell office:value-type="float" office:value="10380.01953125">
            <text:p>10380,02</text:p>
          </table:table-cell>
          <table:table-cell office:value-type="float" office:value="1.7532531">
            <text:p>1,75</text:p>
          </table:table-cell>
          <table:table-cell office:value-type="float" office:value="10.90969181">
            <text:p>10,91</text:p>
          </table:table-cell>
          <table:table-cell office:value-type="float" office:value="30">
            <text:p>30</text:p>
          </table:table-cell>
          <table:table-cell office:value-type="float" office:value="0.92626953">
            <text:p>0,93</text:p>
          </table:table-cell>
          <table:table-cell office:value-type="float" office:value="0.40208727">
            <text:p>0,4</text:p>
          </table:table-cell>
          <table:table-cell/>
          <table:table-cell office:value-type="float" office:value="0.33878851">
            <text:p>0,34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8814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8060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472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9710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417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94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17107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5760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0900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1511287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61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799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587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1991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2109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2863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152369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29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5168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367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3325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36422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1986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9806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123393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0667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61085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1124076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1049809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2266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945012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98508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1798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79232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427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934148">
            <text:p>0,06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43:52</meta:creation-date>
    <dc:date>2006-11-20T21:16:22</dc:date>
    <dc:language>fr-FR</dc:language>
    <meta:editing-cycles>3</meta:editing-cycles>
    <meta:editing-duration>PT4M18S</meta:editing-duration>
    <meta:user-defined meta:name="Info 1"/>
    <meta:user-defined meta:name="Info 2"/>
    <meta:user-defined meta:name="Info 3"/>
    <meta:user-defined meta:name="Info 4"/>
    <meta:document-statistic meta:table-count="5" meta:cell-count="1796"/>
  </office:meta>
</office:document-meta>
</file>